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Verdana" svg:font-family="Verdana, Arial, Helvetica, sans-serif"/>
    <style:font-face style:name="TimesNewRoman" svg:font-family="TimesNew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ela1" style:family="table">
      <style:table-properties style:width="16cm" fo:break-before="column" table:align="margins"/>
    </style:style>
    <style:style style:name="Tabela1.A" style:family="table-column">
      <style:table-column-properties style:column-width="3.145cm" style:rel-column-width="12881*"/>
    </style:style>
    <style:style style:name="Tabela1.B" style:family="table-column">
      <style:table-column-properties style:column-width="12.855cm" style:rel-column-width="52654*"/>
    </style:style>
    <style:style style:name="Tabela1.1" style:family="table-row">
      <style:table-row-properties style:min-row-height="0.912cm"/>
    </style:style>
    <style:style style:name="Tabela1.A1" style:family="table-cell">
      <style:table-cell-properties fo:padding="0.097cm" fo:border="none"/>
    </style:style>
    <style:style style:name="Tabela1.2" style:family="table-row">
      <style:table-row-properties style:min-row-height="0.631cm"/>
    </style:style>
    <style:style style:name="P1" style:family="paragraph" style:parent-style-name="Text_20_body">
      <style:text-properties style:font-name="Times New Roman" fo:font-weight="bold" fo:background-color="transparent" style:font-weight-asian="bold" style:font-weight-complex="bold"/>
    </style:style>
    <style:style style:name="P2" style:family="paragraph" style:parent-style-name="Text_20_body">
      <style:paragraph-properties fo:line-height="150%" fo:text-align="justify" style:justify-single-word="false"/>
      <style:text-properties style:font-name="Times New Roman"/>
    </style:style>
    <style:style style:name="P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line-height="150%" fo:text-align="justify"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6" style:family="paragraph" style:parent-style-name="Text_20_body">
      <style:paragraph-properties fo:line-height="150%" fo:text-align="justify" style:justify-single-word="false"/>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7" style:family="paragraph" style:parent-style-name="Text_20_body">
      <style:paragraph-properties fo:line-height="150%" fo:text-align="justify" style:justify-single-word="false"/>
      <style:text-properties fo:color="#000000" style:font-name="Times New Roman" fo:font-size="12pt" fo:font-weight="normal" fo:background-color="transparent" style:font-size-asian="12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9" style:family="paragraph" style:parent-style-name="Text_20_body">
      <style:paragraph-properties fo:line-height="150%" fo:text-align="justify" style:justify-single-word="false"/>
      <style:text-properties fo:color="#000000" style:font-name="Times New Roman" fo:font-size="13pt" style:text-underline-style="none" fo:font-weight="bold" fo:background-color="transparent" style:font-size-asian="13pt" style:font-weight-asian="bold" style:font-size-complex="13pt" style:font-weight-complex="bold"/>
    </style:style>
    <style:style style:name="P10" style:family="paragraph" style:parent-style-name="Text_20_body">
      <style:paragraph-properties fo:line-height="150%" fo:text-align="justify" style:justify-single-word="false"/>
      <style:text-properties fo:color="#000000" style:font-name="Times New Roman" fo:font-size="11pt" fo:font-style="normal" fo:font-weight="normal" fo:background-color="transparent" style:font-size-asian="11pt" style:font-style-asian="normal" style:font-weight-asian="normal" style:font-size-complex="11pt" style:font-style-complex="normal" style:font-weight-complex="normal"/>
    </style:style>
    <style:style style:name="P11" style:family="paragraph" style:parent-style-name="Text_20_body">
      <style:text-properties style:use-window-font-color="true" style:font-name="Times New Roman" fo:font-size="12pt" fo:font-weight="bold" fo:background-color="transparent" style:font-size-asian="12pt" style:font-weight-asian="bold" style:font-size-complex="12pt" style:font-weight-complex="bold"/>
    </style:style>
    <style:style style:name="P12" style:family="paragraph" style:parent-style-name="Text_20_body">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13" style:family="paragraph" style:parent-style-name="Text_20_body">
      <style:paragraph-properties fo:line-height="100%" fo:text-align="justify" style:justify-single-word="false"/>
    </style:style>
    <style:style style:name="P14" style:family="paragraph" style:parent-style-name="Text_20_body">
      <style:paragraph-properties fo:line-height="100%" fo:text-align="justify" style:justify-single-word="false">
        <style:tab-stops>
          <style:tab-stop style:position="1.376cm"/>
        </style:tab-stops>
      </style:paragraph-properties>
    </style:style>
    <style:style style:name="P15"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Times New Roman" fo:font-weight="bold" fo:background-color="transparent" style:font-weight-asian="bold" style:font-weight-complex="bold"/>
    </style:style>
    <style:style style:name="P16" style:family="paragraph" style:parent-style-name="Text_20_body">
      <style:paragraph-properties fo:margin-left="0cm" fo:margin-right="0cm" fo:margin-top="0cm" fo:margin-bottom="0cm" fo:line-height="150%" fo:text-align="justify" style:justify-single-word="false" fo:text-indent="0cm" style:auto-text-indent="false"/>
    </style:style>
    <style:style style:name="P17" style:family="paragraph" style:parent-style-name="Text_20_body">
      <style:paragraph-properties fo:margin-left="0cm" fo:margin-right="0cm" fo:margin-top="0cm" fo:margin-bottom="0cm" fo:line-height="150%" fo:text-indent="0cm" style:auto-text-indent="false">
        <style:tab-stops/>
      </style:paragraph-properties>
      <style:text-properties style:use-window-font-color="true"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8" style:family="paragraph" style:parent-style-name="Text_20_body">
      <style:paragraph-properties fo:margin-left="0cm" fo:margin-right="0cm" fo:margin-top="0cm" fo:margin-bottom="0cm" fo:line-height="150%" fo:text-align="justify" style:justify-single-word="false" fo:text-indent="0cm" style:auto-text-indent="false"/>
      <style:text-properties style:use-window-font-color="true"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left="0cm" fo:margin-right="0cm" fo:margin-top="0cm" fo:margin-bottom="0cm" fo:line-height="100%" fo:text-align="justify" style:justify-single-word="false" fo:text-indent="0cm" style:auto-text-indent="false"/>
      <style:text-properties style:use-window-font-color="true"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cm" fo:margin-right="0cm" fo:margin-top="0cm" fo:margin-bottom="0cm" fo:line-height="150%" fo:text-align="justify" style:justify-single-word="false" fo:text-indent="0cm" style:auto-text-indent="false"/>
      <style:text-properties style:use-window-font-color="true" style:font-name="Times New Roman" fo:font-size="12pt" fo:background-color="transparent" style:font-size-asian="12pt" style:font-size-complex="12pt"/>
    </style:style>
    <style:style style:name="P21" style:family="paragraph" style:parent-style-name="Text_20_body">
      <style:paragraph-properties fo:margin-left="0cm" fo:margin-right="0cm" fo:margin-top="0cm" fo:margin-bottom="0cm" fo:line-height="100%" fo:text-align="justify" style:justify-single-word="false" fo:text-indent="0cm" style:auto-text-indent="false"/>
      <style:text-properties style:use-window-font-color="true" style:font-name="Times New Roman" fo:font-size="12pt" fo:background-color="transparent" style:font-size-asian="12pt" style:font-size-complex="12pt"/>
    </style:style>
    <style:style style:name="P22"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Times New Roman" fo:font-size="12pt" fo:font-weight="normal" fo:background-color="transparent" style:font-name-asian="Calibri" style:font-size-asian="12pt" style:language-asian="ar" style:country-asian="SA" style:font-weight-asian="normal" style:font-name-complex="Calibri" style:font-size-complex="12pt" style:language-complex="ar" style:country-complex="SA" style:font-weight-complex="normal"/>
    </style:style>
    <style:style style:name="P23" style:family="paragraph" style:parent-style-name="Text_20_body">
      <style:paragraph-properties fo:margin-left="0cm" fo:margin-right="0cm" fo:margin-top="0cm" fo:margin-bottom="0cm" fo:line-height="150%" fo:text-align="end" style:justify-single-word="false" fo:text-indent="0cm" style:auto-text-indent="false"/>
      <style:text-properties style:font-name="Times New Roman" fo:font-size="12pt" fo:font-style="italic" style:font-size-asian="12pt" style:font-style-asian="italic" style:font-size-complex="12pt" style:font-style-complex="italic"/>
    </style:style>
    <style:style style:name="P24"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Times New Roman" fo:background-color="transparent"/>
    </style:style>
    <style:style style:name="P25"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background-color="transparent"/>
    </style:style>
    <style:style style:name="P26"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tyle="italic" fo:background-color="transparent" style:font-style-asian="italic" style:font-style-complex="italic"/>
    </style:style>
    <style:style style:name="P27" style:family="paragraph" style:parent-style-name="Text_20_body">
      <style:paragraph-properties fo:margin-left="0cm" fo:margin-right="0cm" fo:margin-top="0cm" fo:margin-bottom="0cm" fo:line-height="150%" fo:text-indent="0cm" style:auto-text-indent="false">
        <style:tab-stops/>
      </style:paragraph-properties>
      <style:text-properties fo:font-style="normal" style:font-style-asian="normal" style:font-style-complex="normal"/>
    </style:style>
    <style:style style:name="P28"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fo:font-size="12pt" fo:background-color="transparent" style:font-size-asian="12pt" style:font-size-complex="12pt"/>
    </style:style>
    <style:style style:name="P29" style:family="paragraph" style:parent-style-name="Standard">
      <style:paragraph-properties fo:margin-left="0cm" fo:margin-right="0cm" fo:margin-top="0.265cm" fo:margin-bottom="0cm" fo:line-height="150%" fo:text-align="justify" style:justify-single-word="false" fo:text-indent="0cm" style:auto-text-indent="false" fo:background-color="transparent"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background-image/>
      </style:paragraph-properties>
      <style:text-properties fo:color="#000000" style:text-outline="false" style:text-line-through-style="none" style:font-name="Times New Roman" fo:font-size="12p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0" style:family="paragraph" style:parent-style-name="Contents_20_2">
      <style:paragraph-properties fo:margin-left="0cm" fo:margin-right="0cm" fo:line-height="150%" fo:text-align="justify" style:justify-single-word="false" fo:text-indent="0cm" style:auto-text-indent="false">
        <style:tab-stops>
          <style:tab-stop style:position="15.501cm" style:type="right" style:leader-style="dotted" style:leader-text="."/>
        </style:tab-stops>
      </style:paragraph-properties>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31" style:family="paragraph" style:parent-style-name="Contents_20_2">
      <style:paragraph-properties fo:margin-left="0cm" fo:margin-right="0cm" fo:line-height="150%" fo:text-align="justify" style:justify-single-word="false" fo:text-indent="0cm" style:auto-text-indent="false">
        <style:tab-stops>
          <style:tab-stop style:position="15.501cm" style:type="right" style:leader-style="dotted" style:leader-text="."/>
        </style:tab-stops>
      </style:paragraph-properties>
      <style:text-properties fo:color="#000000"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32" style:family="paragraph" style:parent-style-name="subtitulo_20_1">
      <style:paragraph-properties fo:margin-left="0cm" fo:margin-right="0cm" fo:text-indent="0cm" style:auto-text-indent="false"/>
    </style:style>
    <style:style style:name="P33" style:family="paragraph" style:parent-style-name="subtitulo_20_1">
      <style:paragraph-properties fo:margin-left="0cm" fo:margin-right="0cm" fo:text-indent="0cm" style:auto-text-indent="false"/>
      <style:text-properties fo:color="#000000" style:font-name="Times New Roman" fo:font-size="12pt" fo:font-style="normal" fo:background-color="transparent" style:font-size-asian="12pt" style:font-style-asian="normal" style:font-size-complex="12pt" style:font-style-complex="normal"/>
    </style:style>
    <style:style style:name="P34" style:family="paragraph" style:parent-style-name="subtitulo_20_1">
      <style:paragraph-properties fo:margin-left="0cm" fo:margin-right="0cm" fo:text-indent="0cm" style:auto-text-indent="false"/>
      <style:text-properties fo:color="#000000"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35" style:family="paragraph" style:parent-style-name="subtitulo_20_1">
      <style:paragraph-properties fo:margin-left="0cm" fo:margin-right="0cm" fo:text-indent="0cm" style:auto-text-indent="false"/>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36" style:family="paragraph" style:parent-style-name="subtitulo_20_1">
      <style:paragraph-properties fo:margin-left="0cm" fo:margin-right="0cm" fo:line-height="150%" fo:text-indent="0cm" style:auto-text-indent="false"/>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37" style:family="paragraph" style:parent-style-name="subtitulo_20_1">
      <style:paragraph-properties fo:margin-left="0cm" fo:margin-right="0cm" fo:text-indent="0cm" style:auto-text-indent="false"/>
      <style:text-properties fo:font-weight="normal" style:font-weight-asian="normal" style:font-weight-complex="normal"/>
    </style:style>
    <style:style style:name="P38" style:family="paragraph" style:parent-style-name="Standard">
      <style:paragraph-properties fo:margin-left="0cm" fo:margin-right="0cm" fo:line-height="150%" fo:text-align="justify" style:justify-single-word="false" fo:text-indent="0cm" style:auto-text-indent="false"/>
    </style:style>
    <style:style style:name="P39" style:family="paragraph" style:parent-style-name="Text_20_body">
      <style:paragraph-properties fo:margin-left="0cm" fo:margin-right="0cm" fo:line-height="150%" fo:text-align="justify" style:justify-single-word="false" fo:text-indent="0cm" style:auto-text-indent="false">
        <style:tab-stops>
          <style:tab-stop style:position="1.376cm"/>
        </style:tab-stops>
      </style:paragraph-properties>
      <style:text-properties fo:color="#000000" style:font-name="Times New Roman" fo:font-size="11pt" fo:font-style="normal" fo:font-weight="normal" fo:background-color="transparent" style:font-size-asian="11pt" style:font-style-asian="normal" style:font-weight-asian="normal" style:font-size-complex="11pt" style:font-style-complex="normal" style:font-weight-complex="normal"/>
    </style:style>
    <style:style style:name="P40" style:family="paragraph" style:parent-style-name="Text_20_body">
      <style:paragraph-properties fo:margin-left="0cm" fo:margin-right="0cm" fo:margin-top="0cm" fo:margin-bottom="0cm" fo:line-height="150%" fo:text-align="justify" style:justify-single-word="false" fo:text-indent="1.27cm" style:auto-text-indent="false"/>
    </style:style>
    <style:style style:name="P41"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Arial" fo:background-color="transparent"/>
    </style:style>
    <style:style style:name="P42"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Times New Roman" fo:background-color="transparent"/>
    </style:style>
    <style:style style:name="P43"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Times New Roman" fo:background-color="transparent"/>
    </style:style>
    <style:style style:name="P44" style:family="paragraph" style:parent-style-name="Standard">
      <style:paragraph-properties fo:margin-left="0cm" fo:margin-right="0cm" fo:margin-top="0.265cm" fo:margin-bottom="0cm" fo:line-height="150%" fo:text-align="justify" style:justify-single-word="false" fo:text-indent="1.27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imes New Roman" fo:font-size="12p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5" style:family="paragraph" style:parent-style-name="Text_20_body">
      <style:paragraph-properties fo:margin-top="0cm" fo:margin-bottom="0cm" fo:line-height="150%" fo:text-align="justify" style:justify-single-word="false"/>
      <style:text-properties fo:color="#000000" style:font-name="Times New Roman" fo:background-color="transparent"/>
    </style:style>
    <style:style style:name="P46" style:family="paragraph" style:parent-style-name="Text_20_body">
      <style:paragraph-properties fo:margin-top="0cm" fo:margin-bottom="0cm" fo:line-height="150%" fo:text-align="justify" style:justify-single-word="false"/>
      <style:text-properties fo:color="#000000" style:font-name="Times New Roman" fo:font-size="12pt" fo:background-color="transparent" style:font-size-asian="12pt" style:font-size-complex="12pt"/>
    </style:style>
    <style:style style:name="P47" style:family="paragraph" style:parent-style-name="Text_20_body">
      <style:paragraph-properties fo:margin-top="0cm" fo:margin-bottom="0cm" fo:line-height="150%" fo:text-align="justify" style:justify-single-word="false"/>
      <style:text-properties fo:color="#000000" style:font-name="Times New Roman" fo:font-size="16.1000003814697pt" fo:font-weight="bold" fo:background-color="transparent" style:font-size-asian="16.1000003814697pt" style:font-weight-asian="bold" style:font-size-complex="16.1000003814697pt" style:font-weight-complex="bold"/>
    </style:style>
    <style:style style:name="P48" style:family="paragraph" style:parent-style-name="Text_20_body">
      <style:paragraph-properties fo:margin-top="0cm" fo:margin-bottom="0cm" fo:line-height="150%" fo:text-align="justify" style:justify-single-word="false"/>
      <style:text-properties fo:color="#000000" style:font-name="Times New Roman" fo:font-size="14pt" fo:font-weight="bold" fo:background-color="transparent" style:font-size-asian="14pt" style:font-weight-asian="bold" style:font-size-complex="14pt" style:font-weight-complex="bold"/>
    </style:style>
    <style:style style:name="P49" style:family="paragraph" style:parent-style-name="Text_20_body">
      <style:paragraph-properties fo:margin-top="0cm" fo:margin-bottom="0cm" fo:line-height="150%" fo:text-align="justify" style:justify-single-word="false"/>
      <style:text-properties style:use-window-font-color="true" style:font-name="Times New Roman" fo:font-size="12pt" style:text-underline-style="none" fo:background-color="transparent" style:font-size-asian="12pt" style:font-size-complex="12pt"/>
    </style:style>
    <style:style style:name="P50" style:family="paragraph" style:parent-style-name="Text_20_body">
      <style:paragraph-properties fo:margin-top="0cm" fo:margin-bottom="0cm" fo:line-height="150%" fo:text-align="justify" style:justify-single-word="false"/>
      <style:text-properties style:font-name="Times New Roman" fo:background-color="transparent"/>
    </style:style>
    <style:style style:name="P51" style:family="paragraph" style:parent-style-name="Text_20_body">
      <style:paragraph-properties fo:margin-top="0cm" fo:margin-bottom="0cm" fo:line-height="150%" fo:text-align="center" style:justify-single-word="false"/>
      <style:text-properties style:font-name="Times New Roman" fo:background-color="transparent"/>
    </style:style>
    <style:style style:name="P52" style:family="paragraph" style:parent-style-name="Text_20_body">
      <style:paragraph-properties fo:margin-top="0cm" fo:margin-bottom="0cm" fo:line-height="100%" fo:text-align="justify" style:justify-single-word="false"/>
      <style:text-properties style:font-name="Times New Roman" fo:background-color="transparent"/>
    </style:style>
    <style:style style:name="P53" style:family="paragraph" style:parent-style-name="Text_20_body">
      <style:paragraph-properties fo:margin-top="0cm" fo:margin-bottom="0cm" fo:line-height="150%" fo:text-align="center" style:justify-single-word="false"/>
      <style:text-properties style:font-name="Times New Roman" fo:font-size="14pt" fo:background-color="transparent" style:font-size-asian="14pt" style:font-size-complex="14pt"/>
    </style:style>
    <style:style style:name="P54" style:family="paragraph" style:parent-style-name="Text_20_body">
      <style:paragraph-properties fo:margin-top="0cm" fo:margin-bottom="0cm" fo:line-height="150%" fo:text-align="start" style:justify-single-word="false"/>
      <style:text-properties style:font-name="Times New Roman" fo:font-size="14pt" fo:font-weight="normal" fo:background-color="transparent" style:font-size-asian="14pt" style:font-weight-asian="normal" style:font-size-complex="14pt" style:font-weight-complex="normal"/>
    </style:style>
    <style:style style:name="P55" style:family="paragraph" style:parent-style-name="Text_20_body">
      <style:paragraph-properties fo:margin-top="0cm" fo:margin-bottom="0cm" fo:line-height="150%" fo:text-align="justify" style:justify-single-word="false"/>
      <style:text-properties style:font-name="Times New Roman" fo:font-size="14pt" fo:font-weight="bold" fo:background-color="transparent" style:font-size-asian="14pt" style:font-weight-asian="bold" style:font-size-complex="14pt" style:font-weight-complex="bold"/>
    </style:style>
    <style:style style:name="P56" style:family="paragraph" style:parent-style-name="Text_20_body">
      <style:paragraph-properties fo:margin-top="0cm" fo:margin-bottom="0cm" fo:line-height="150%" fo:text-align="start" style:justify-single-word="false"/>
      <style:text-properties style:font-name="Times New Roman" fo:font-size="12pt" fo:font-weight="bold" fo:background-color="transparent" style:font-size-asian="12pt" style:font-weight-asian="bold" style:font-size-complex="12pt" style:font-weight-complex="bold"/>
    </style:style>
    <style:style style:name="P57" style:family="paragraph" style:parent-style-name="Text_20_body">
      <style:paragraph-properties fo:margin-top="0cm" fo:margin-bottom="0cm"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P58" style:family="paragraph" style:parent-style-name="Text_20_body">
      <style:paragraph-properties fo:margin-top="0cm" fo:margin-bottom="0cm" fo:line-height="150%" fo:text-align="start" style:justify-single-word="false"/>
      <style:text-properties style:font-name="Times New Roman" fo:font-size="12pt" fo:font-weight="normal" fo:background-color="transparent" style:font-size-asian="12pt" style:font-weight-asian="normal" style:font-size-complex="12pt" style:font-weight-complex="normal"/>
    </style:style>
    <style:style style:name="P59" style:family="paragraph" style:parent-style-name="Text_20_body">
      <style:paragraph-properties fo:margin-top="0cm" fo:margin-bottom="0cm" fo:line-height="150%" fo:text-align="center" style:justify-single-word="false"/>
      <style:text-properties style:font-name="Times New Roman" fo:font-weight="bold" fo:background-color="transparent" style:font-weight-asian="bold" style:font-weight-complex="bold"/>
    </style:style>
    <style:style style:name="P60" style:family="paragraph" style:parent-style-name="Text_20_body">
      <style:paragraph-properties fo:margin-top="0cm" fo:margin-bottom="0cm" fo:line-height="150%" fo:text-align="justify" style:justify-single-word="false"/>
      <style:text-properties style:font-name="Times New Roman" fo:font-weight="normal" fo:background-color="transparent" style:font-weight-asian="normal" style:font-weight-complex="normal"/>
    </style:style>
    <style:style style:name="P61" style:family="paragraph" style:parent-style-name="Text_20_body">
      <style:paragraph-properties fo:margin-top="0cm" fo:margin-bottom="0cm" fo:line-height="150%" fo:text-align="center" style:justify-single-word="false"/>
      <style:text-properties fo:color="#ff00ff" style:font-name="Times New Roman" fo:font-size="12pt" fo:font-weight="bold" fo:background-color="transparent" style:font-size-asian="12pt" style:font-weight-asian="bold" style:font-size-complex="12pt" style:font-weight-complex="bold"/>
    </style:style>
    <style:style style:name="P62" style:family="paragraph" style:parent-style-name="Standard">
      <style:paragraph-properties fo:margin-top="0cm" fo:margin-bottom="0cm" fo:line-height="150%" fo:text-align="center" style:justify-single-word="false"/>
      <style:text-properties style:font-name="Times New Roman" fo:font-size="14pt" fo:font-weight="normal" fo:background-color="transparent" style:font-name-asian="Calibri" style:font-size-asian="14pt" style:language-asian="ar" style:country-asian="SA" style:font-weight-asian="normal" style:font-name-complex="Calibri" style:font-size-complex="14pt" style:language-complex="ar" style:country-complex="SA" style:font-weight-complex="normal"/>
    </style:style>
    <style:style style:name="P63" style:family="paragraph" style:parent-style-name="Standard">
      <style:paragraph-properties fo:margin-top="0cm" fo:margin-bottom="0cm" fo:line-height="150%" fo:text-align="justify" style:justify-single-word="false"/>
      <style:text-properties style:font-name="Times New Roman" fo:background-color="transparent"/>
    </style:style>
    <style:style style:name="P64" style:family="paragraph" style:parent-style-name="Standard">
      <style:paragraph-properties fo:line-height="150%" fo:text-align="center" style:justify-single-word="false"/>
      <style:text-properties style:font-name="Times New Roman" fo:font-size="14pt" fo:font-weight="normal" fo:background-color="transparent" style:font-name-asian="Calibri" style:font-size-asian="14pt" style:language-asian="ar" style:country-asian="SA" style:font-weight-asian="normal" style:font-name-complex="Calibri" style:font-size-complex="14pt" style:language-complex="ar" style:country-complex="SA" style:font-weight-complex="normal"/>
    </style:style>
    <style:style style:name="P65" style:family="paragraph" style:parent-style-name="Standard">
      <style:paragraph-properties fo:line-height="150%"/>
      <style:text-properties style:font-name="Times New Roman" fo:font-size="12pt" fo:font-style="normal" fo:background-color="transparent" style:font-size-asian="12pt" style:font-style-asian="normal" style:font-size-complex="12pt" style:font-style-complex="normal"/>
    </style:style>
    <style:style style:name="P66" style:family="paragraph" style:parent-style-name="Standard">
      <style:paragraph-properties fo:line-height="150%" fo:text-align="justify" style:justify-single-word="false"/>
      <style:text-properties style:font-name="Times New Roman" fo:font-size="12pt" fo:font-style="normal" fo:background-color="transparent" style:font-size-asian="12pt" style:font-style-asian="normal" style:font-size-complex="12pt" style:font-style-complex="normal"/>
    </style:style>
    <style:style style:name="P67" style:family="paragraph" style:parent-style-name="Standard">
      <style:paragraph-properties fo:line-height="150%"/>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150%"/>
      <style:text-properties style:font-name="Times New Roman" fo:font-size="12pt" fo:font-weight="bold" fo:background-color="transparent" style:font-size-asian="12pt" style:font-weight-asian="bold" style:font-size-complex="12pt" style:font-weight-complex="bold"/>
    </style:style>
    <style:style style:name="P69" style:family="paragraph" style:parent-style-name="Standard">
      <style:paragraph-properties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P70" style:family="paragraph" style:parent-style-name="Standard">
      <style:paragraph-properties fo:line-height="150%" fo:text-align="justify" style:justify-single-word="false"/>
      <style:text-properties style:font-name="Times New Roman"/>
    </style:style>
    <style:style style:name="P71" style:family="paragraph" style:parent-style-name="Standard">
      <style:paragraph-properties fo:line-height="150%" fo:text-align="justify" style:justify-single-word="false"/>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50%" fo:text-align="start" style:justify-single-word="false"/>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line-height="150%" fo:text-align="justify" style:justify-single-word="false"/>
      <style:text-properties fo:color="#000000"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74" style:family="paragraph" style:parent-style-name="Standard">
      <style:paragraph-properties fo:line-height="150%" fo:text-align="start" style:justify-single-word="false"/>
      <style:text-properties fo:color="#000000" style:font-name="Verdana" fo:font-size="7pt" fo:font-style="normal" fo:font-weight="normal" fo:background-color="transparent" style:font-size-asian="12pt" style:font-style-asian="normal" style:font-weight-asian="normal" style:font-size-complex="12pt" style:font-style-complex="normal" style:font-weight-complex="normal"/>
    </style:style>
    <style:style style:name="P75" style:family="paragraph" style:parent-style-name="Standard">
      <style:paragraph-properties fo:line-height="150%" fo:text-align="justify" style:justify-single-word="false"/>
    </style:style>
    <style:style style:name="P76" style:family="paragraph" style:parent-style-name="Standard">
      <style:paragraph-properties fo:line-height="150%" fo:text-align="start" style:justify-single-word="false"/>
    </style:style>
    <style:style style:name="P77" style:family="paragraph" style:parent-style-name="Standard">
      <style:paragraph-properties fo:text-align="start" style:justify-single-word="false"/>
    </style:style>
    <style:style style:name="P78" style:family="paragraph" style:parent-style-name="Standard">
      <style:paragraph-properties fo:text-align="center" style:justify-single-word="false"/>
    </style:style>
    <style:style style:name="P79" style:family="paragraph" style:parent-style-name="Text_20_body">
      <style:paragraph-properties fo:margin-left="0cm" fo:margin-right="0cm" fo:margin-top="0cm" fo:margin-bottom="0cm" fo:line-height="150%" fo:text-align="justify" style:justify-single-word="false" fo:text-indent="1.293cm" style:auto-text-indent="false"/>
      <style:text-properties style:font-name="Times New Roman" fo:font-size="12pt" fo:background-color="transparent" style:font-size-asian="12pt" style:font-size-complex="12pt"/>
    </style:style>
    <style:style style:name="P80" style:family="paragraph" style:parent-style-name="Text_20_body">
      <style:paragraph-properties fo:margin-left="0cm" fo:margin-right="0cm" fo:margin-top="0cm" fo:margin-bottom="0cm" fo:line-height="150%" fo:text-align="justify" style:justify-single-word="false" fo:text-indent="1.293cm" style:auto-text-indent="false"/>
      <style:text-properties style:font-name="Times New Roman" fo:font-size="12pt" fo:font-weight="normal" fo:background-color="transparent" style:font-size-asian="12pt" style:font-weight-asian="normal" style:font-size-complex="12pt" style:font-weight-complex="normal"/>
    </style:style>
    <style:style style:name="P81" style:family="paragraph" style:parent-style-name="Text_20_body">
      <style:paragraph-properties fo:margin-top="0cm" fo:margin-bottom="0.499cm" fo:line-height="150%" fo:text-align="justify" style:justify-single-word="false"/>
    </style:style>
    <style:style style:name="P82" style:family="paragraph" style:parent-style-name="Text_20_body">
      <style:paragraph-properties fo:margin-top="0cm" fo:margin-bottom="0.499cm" fo:line-height="150%" fo:text-align="justify" style:justify-single-word="false"/>
      <style:text-properties style:font-name="Times New Roman"/>
    </style:style>
    <style:style style:name="P83" style:family="paragraph" style:parent-style-name="Text_20_body">
      <style:paragraph-properties fo:margin-top="0cm" fo:margin-bottom="0.499cm" fo:line-height="150%" fo:text-align="justify" style:justify-single-word="false"/>
      <style:text-properties fo:color="#000000" style:font-name="Times New Roman"/>
    </style:style>
    <style:style style:name="P84" style:family="paragraph" style:parent-style-name="Text_20_body">
      <style:paragraph-properties fo:margin-left="6.733cm" fo:margin-right="0cm" fo:margin-top="0cm" fo:margin-bottom="0cm" fo:line-height="150%" fo:text-align="justify" style:justify-single-word="false" fo:text-indent="0cm" style:auto-text-indent="false"/>
      <style:text-properties style:font-name="Times New Roman" fo:background-color="transparent"/>
    </style:style>
    <style:style style:name="P85" style:family="paragraph" style:parent-style-name="Text_20_body">
      <style:paragraph-properties fo:margin-left="6.733cm" fo:margin-right="0cm" fo:margin-top="0cm" fo:margin-bottom="0cm" fo:line-height="150%" fo:text-align="justify" style:justify-single-word="false" fo:text-indent="0cm" style:auto-text-indent="false"/>
      <style:text-properties style:font-name="Times New Roman" fo:font-size="12pt" fo:font-weight="normal" fo:background-color="transparent" style:font-name-asian="Calibri" style:font-size-asian="12pt" style:language-asian="ar" style:country-asian="SA" style:font-weight-asian="normal" style:font-name-complex="Calibri" style:font-size-complex="12pt" style:language-complex="ar" style:country-complex="SA" style:font-weight-complex="normal"/>
    </style:style>
    <style:style style:name="P86" style:family="paragraph" style:parent-style-name="Text_20_body">
      <style:paragraph-properties fo:margin-left="0cm" fo:margin-right="0cm" fo:line-height="150%" fo:text-align="justify" style:justify-single-word="false" fo:text-indent="1.235cm" style:auto-text-indent="false"/>
      <style:text-properties style:use-window-font-color="true" style:font-name="Times New Roman" fo:font-size="12pt" fo:font-weight="normal" fo:background-color="transparent"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cm" fo:line-height="150%" fo:text-align="justify" style:justify-single-word="false" fo:text-indent="1.529cm" style:auto-text-indent="false"/>
      <style:text-properties style:font-name="Times New Roman" fo:font-style="normal" fo:background-color="transparent" style:font-style-asian="normal" style:font-style-complex="normal"/>
    </style:style>
    <style:style style:name="P88" style:family="paragraph" style:parent-style-name="Standard">
      <style:paragraph-properties fo:margin-left="0cm" fo:margin-right="0cm" fo:margin-top="0.265cm" fo:margin-bottom="0cm" fo:line-height="150%" fo:text-align="justify" style:justify-single-word="false" fo:text-indent="1.251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imes New Roman" fo:font-size="12p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89" style:family="paragraph" style:parent-style-name="Text_20_body">
      <style:paragraph-properties fo:margin-left="6.585cm" fo:margin-right="0cm" fo:margin-top="0cm" fo:margin-bottom="0cm" fo:line-height="150%" fo:text-align="justify" style:justify-single-word="false" fo:text-indent="0cm" style:auto-text-indent="false"/>
      <style:text-properties style:font-name="Times New Roman" fo:background-color="transparent"/>
    </style:style>
    <style:style style:name="P90" style:family="paragraph" style:parent-style-name="Illustration_20_Index_20_1">
      <style:paragraph-properties>
        <style:tab-stops>
          <style:tab-stop style:position="16cm" style:type="right" style:leader-style="dotted" style:leader-text="."/>
        </style:tab-stops>
      </style:paragraph-properties>
      <style:text-properties style:font-name="Times New Roman"/>
    </style:style>
    <style:style style:name="P91" style:family="paragraph" style:parent-style-name="Illustration_20_Index_20_1">
      <style:paragraph-properties fo:line-height="100%">
        <style:tab-stops>
          <style:tab-stop style:position="16cm" style:type="right" style:leader-style="dotted" style:leader-text="."/>
        </style:tab-stops>
      </style:paragraph-properties>
      <style:text-properties style:font-name="Times New Roman"/>
    </style:style>
    <style:style style:name="P92" style:family="paragraph" style:parent-style-name="Illustration_20_Index_20_1">
      <style:paragraph-properties fo:line-height="100%">
        <style:tab-stops>
          <style:tab-stop style:position="16cm" style:type="right" style:leader-style="dotted" style:leader-text="."/>
        </style:tab-stops>
      </style:paragraph-properties>
      <style:text-properties style:font-name="Times New Roman" fo:font-size="12pt" style:font-size-asian="12pt" style:font-size-complex="12pt"/>
    </style:style>
    <style:style style:name="P93" style:family="paragraph" style:parent-style-name="Illustration_20_Index_20_Heading">
      <style:paragraph-properties fo:line-height="100%" fo:text-align="center" style:justify-single-word="false"/>
      <style:text-properties style:font-name="Times New Roman" fo:font-size="12pt" style:font-size-asian="12pt" style:font-size-complex="12pt"/>
    </style:style>
    <style:style style:name="P94" style:family="paragraph" style:parent-style-name="Contents_20_1">
      <style:paragraph-properties fo:line-height="100%">
        <style:tab-stops>
          <style:tab-stop style:position="16cm" style:type="right" style:leader-style="dotted" style:leader-text="."/>
        </style:tab-stops>
      </style:paragraph-properties>
      <style:text-properties style:font-name="Times New Roman"/>
    </style:style>
    <style:style style:name="P95" style:family="paragraph" style:parent-style-name="Contents_20_1">
      <style:paragraph-properties>
        <style:tab-stops>
          <style:tab-stop style:position="16cm" style:type="right" style:leader-style="dotted" style:leader-text="."/>
        </style:tab-stops>
      </style:paragraph-properties>
      <style:text-properties style:font-name="Times New Roman" fo:font-size="12pt" style:font-size-asian="12pt" style:font-size-complex="12pt"/>
    </style:style>
    <style:style style:name="P96" style:family="paragraph" style:parent-style-name="Contents_20_1">
      <style:paragraph-properties fo:line-height="100%" fo:text-align="start" style:justify-single-word="false">
        <style:tab-stops>
          <style:tab-stop style:position="16cm" style:type="right" style:leader-style="dotted" style:leader-text="."/>
        </style:tab-stops>
      </style:paragraph-properties>
      <style:text-properties fo:color="#000000"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97" style:family="paragraph" style:parent-style-name="Contents_20_1">
      <style:paragraph-properties fo:line-height="100%" fo:text-align="start" style:justify-single-word="false">
        <style:tab-stops>
          <style:tab-stop style:position="1.265cm"/>
          <style:tab-stop style:position="1.558cm"/>
          <style:tab-stop style:position="16cm" style:type="right" style:leader-style="dotted" style:leader-text="."/>
        </style:tab-stops>
      </style:paragraph-properties>
      <style:text-properties fo:color="#000000"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98" style:family="paragraph" style:parent-style-name="Contents_20_1">
      <style:paragraph-properties fo:line-height="100%" fo:text-align="start" style:justify-single-word="false">
        <style:tab-stops>
          <style:tab-stop style:position="16cm" style:type="right" style:leader-style="dotted" style:leader-text="."/>
        </style:tab-stops>
      </style:paragraph-properties>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99" style:family="paragraph" style:parent-style-name="Contents_20_1">
      <style:paragraph-properties fo:line-height="100%" fo:text-align="start" style:justify-single-word="false">
        <style:tab-stops>
          <style:tab-stop style:position="1.558cm"/>
          <style:tab-stop style:position="16cm" style:type="right" style:leader-style="dotted" style:leader-text="."/>
        </style:tab-stops>
      </style:paragraph-properties>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100" style:family="paragraph" style:parent-style-name="Contents_20_1">
      <style:paragraph-properties fo:line-height="100%" fo:text-align="start" style:justify-single-word="false">
        <style:tab-stops>
          <style:tab-stop style:position="1.265cm"/>
          <style:tab-stop style:position="1.558cm"/>
          <style:tab-stop style:position="16cm" style:type="right" style:leader-style="dotted" style:leader-text="."/>
        </style:tab-stops>
      </style:paragraph-properties>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101" style:family="paragraph" style:parent-style-name="Contents_20_1">
      <style:paragraph-properties fo:line-height="150%" fo:text-align="start" style:justify-single-word="false">
        <style:tab-stops>
          <style:tab-stop style:position="1.265cm"/>
          <style:tab-stop style:position="1.558cm"/>
          <style:tab-stop style:position="16cm" style:type="right" style:leader-style="dotted" style:leader-text="."/>
        </style:tab-stops>
      </style:paragraph-properties>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102" style:family="paragraph" style:parent-style-name="Contents_20_2">
      <style:paragraph-properties fo:line-height="100%">
        <style:tab-stops>
          <style:tab-stop style:position="15.501cm" style:type="right" style:leader-style="dotted" style:leader-text="."/>
        </style:tab-stops>
      </style:paragraph-properties>
      <style:text-properties style:font-name="Times New Roman"/>
    </style:style>
    <style:style style:name="P103" style:family="paragraph" style:parent-style-name="subtitulo_20_1">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104" style:family="paragraph" style:parent-style-name="Contents_20_Heading" style:master-page-name="First_20_Page">
      <style:paragraph-properties fo:text-align="center" style:justify-single-word="false" style:page-number="auto"/>
      <style:text-properties style:font-name="Times New Roman" fo:font-size="12pt" style:font-size-asian="12pt" style:font-size-complex="12pt"/>
    </style:style>
    <style:style style:name="P105" style:family="paragraph" style:parent-style-name="Heading_20_5">
      <style:paragraph-properties fo:margin-top="0cm" fo:margin-bottom="0cm" fo:line-height="150%" fo:text-align="justify" style:justify-single-word="false"/>
    </style:style>
    <style:style style:name="P106" style:family="paragraph" style:parent-style-name="Heading_20_3">
      <style:paragraph-properties fo:margin-top="0cm" fo:margin-bottom="0cm"/>
      <style:text-properties style:font-name="Times New Roman" fo:background-color="transparent"/>
    </style:style>
    <style:style style:name="P107" style:family="paragraph" style:parent-style-name="Heading_20_3">
      <style:paragraph-properties fo:margin-top="0cm" fo:margin-bottom="0cm" fo:line-height="150%" fo:text-align="justify" style:justify-single-word="false"/>
      <style:text-properties style:font-name="Times New Roman" fo:background-color="transparent"/>
    </style:style>
    <style:style style:name="P108" style:family="paragraph" style:parent-style-name="Heading_20_2">
      <style:text-properties fo:color="#000000"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109" style:family="paragraph" style:parent-style-name="Heading_20_2">
      <style:text-properties style:font-name="Times New Roman" fo:font-style="normal" style:font-style-asian="normal" style:font-style-complex="normal"/>
    </style:style>
    <style:style style:name="P110" style:family="paragraph" style:parent-style-name="Heading_20_2">
      <style:paragraph-properties fo:margin-top="0cm" fo:margin-bottom="0cm" fo:line-height="150%" fo:text-align="justify" style:justify-single-word="false"/>
      <style:text-properties style:font-name="Times New Roman" fo:font-size="13pt" fo:font-style="normal" fo:font-weight="bold" fo:background-color="transparent" style:font-size-asian="13pt" style:font-style-asian="normal" style:font-weight-asian="bold" style:font-size-complex="13pt" style:font-style-complex="normal" style:font-weight-complex="bold"/>
    </style:style>
    <style:style style:name="P111" style:family="paragraph" style:parent-style-name="Heading_20_1">
      <style:paragraph-properties fo:margin-top="0cm" fo:margin-bottom="0cm" fo:line-height="150%" fo:text-align="justify" style:justify-single-word="false"/>
      <style:text-properties style:font-name="Times New Roman" fo:font-size="12pt" fo:background-color="transparent" style:font-size-asian="12pt" style:font-size-complex="12pt"/>
    </style:style>
    <style:style style:name="P112" style:family="paragraph" style:parent-style-name="Heading_20_1">
      <style:paragraph-properties fo:margin-top="0cm" fo:margin-bottom="0cm" fo:line-height="150%" fo:text-align="justify" style:justify-single-word="false"/>
      <style:text-properties style:font-name="Times New Roman" fo:background-color="transparent"/>
    </style:style>
    <style:style style:name="P113" style:family="paragraph" style:parent-style-name="Heading_20_1">
      <style:paragraph-properties fo:margin-top="0cm" fo:margin-bottom="0cm" fo:line-height="150%" fo:text-align="justify" style:justify-single-word="false"/>
      <style:text-properties style:font-name="Times New Roman" fo:font-size="13pt" fo:font-weight="bold" fo:background-color="transparent" style:font-size-asian="13pt" style:font-weight-asian="bold" style:font-size-complex="13pt" style:font-weight-complex="bold"/>
    </style:style>
    <style:style style:name="P114" style:family="paragraph" style:parent-style-name="Heading_20_1">
      <style:paragraph-properties fo:margin-top="0cm" fo:margin-bottom="0cm" fo:line-height="150%" fo:text-align="justify" style:justify-single-word="false"/>
      <style:text-properties fo:color="#000000" style:font-name="Times New Roman" fo:font-size="16.1000003814697pt" fo:background-color="transparent" style:font-size-asian="16.1000003814697pt" style:font-size-complex="16.1000003814697pt"/>
    </style:style>
    <style:style style:name="P115" style:family="paragraph" style:parent-style-name="Heading_20_1">
      <style:paragraph-properties fo:margin-top="0cm" fo:margin-bottom="0cm" fo:line-height="150%" fo:text-align="justify" style:justify-single-word="false"/>
      <style:text-properties fo:color="#000000" style:font-name="Times New Roman" fo:font-size="13pt" fo:font-weight="bold" fo:background-color="transparent" style:font-size-asian="13pt" style:font-weight-asian="bold" style:font-size-complex="13pt" style:font-weight-complex="bold"/>
    </style:style>
    <style:style style:name="P116" style:family="paragraph" style:parent-style-name="Heading_20_1">
      <style:paragraph-properties fo:margin-top="0cm" fo:margin-bottom="0cm" fo:line-height="100%" fo:text-align="justify" style:justify-single-word="false"/>
    </style:style>
    <style:style style:name="P117" style:family="paragraph" style:parent-style-name="Heading_20_1" style:master-page-name="First_20_Page">
      <style:paragraph-properties fo:margin-top="0cm" fo:margin-bottom="0cm" fo:line-height="150%" fo:text-align="justify" style:justify-single-word="false" style:page-number="auto"/>
      <style:text-properties style:font-name="Times New Roman" fo:background-color="transparent"/>
    </style:style>
    <style:style style:name="P118" style:family="paragraph" style:parent-style-name="Heading_20_1" style:master-page-name="First_20_Page">
      <style:paragraph-properties fo:margin-top="0cm" fo:margin-bottom="0cm" fo:line-height="150%" fo:text-align="center" style:justify-single-word="false" style:page-number="auto"/>
      <style:text-properties style:font-name="Times New Roman" fo:font-size="12pt" fo:background-color="transparent" style:font-size-asian="12pt" style:font-size-complex="12pt"/>
    </style:style>
    <style:style style:name="P119" style:family="paragraph" style:parent-style-name="Heading_20_1" style:master-page-name="First_20_Page">
      <style:paragraph-properties fo:text-align="center" style:justify-single-word="false" style:page-number="auto"/>
      <style:text-properties style:font-name="Times New Roman" fo:font-size="12pt" fo:font-weight="bold" fo:background-color="transparent" style:font-size-asian="12pt" style:font-weight-asian="bold" style:font-size-complex="12pt" style:font-weight-complex="bold"/>
    </style:style>
    <style:style style:name="P120" style:family="paragraph" style:parent-style-name="Heading_20_1" style:master-page-name="First_20_Page">
      <style:paragraph-properties style:page-number="auto"/>
      <style:text-properties style:font-name="Times New Roman" fo:font-size="12pt" style:font-size-asian="12pt" style:font-size-complex="12pt"/>
    </style:style>
    <style:style style:name="P121" style:family="paragraph" style:parent-style-name="Title" style:master-page-name="First_20_Page">
      <style:paragraph-properties fo:text-align="center" style:justify-single-word="false" style:page-number="auto"/>
      <style:text-properties style:font-name="Times New Roman" fo:font-weight="bold" fo:background-color="transparent" style:font-weight-asian="bold" style:font-weight-complex="bold"/>
    </style:style>
    <style:style style:name="P122" style:family="paragraph" style:parent-style-name="Standard" style:master-page-name="First_20_Page">
      <style:paragraph-properties fo:line-height="150%" fo:text-align="center" style:justify-single-word="false" style:page-number="auto"/>
      <style:text-properties style:font-name="Times New Roman" fo:font-size="14pt" fo:font-weight="normal" fo:background-color="transparent" style:font-name-asian="Calibri" style:font-size-asian="14pt" style:language-asian="ar" style:country-asian="SA" style:font-weight-asian="normal" style:font-name-complex="Calibri" style:font-size-complex="14pt" style:language-complex="ar" style:country-complex="SA" style:font-weight-complex="normal"/>
    </style:style>
    <style:style style:name="P123" style:family="paragraph" style:parent-style-name="Standard" style:list-style-name="L2">
      <style:paragraph-properties fo:line-height="150%" fo:text-align="justify" style:justify-single-word="false"/>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124" style:family="paragraph" style:parent-style-name="Standard" style:list-style-name="L2">
      <style:paragraph-properties fo:line-height="150%" fo:text-align="justify" style:justify-single-word="false"/>
    </style:style>
    <style:style style:name="P125" style:family="paragraph" style:parent-style-name="Standard" style:list-style-name="L3">
      <style:paragraph-properties fo:text-align="start" style:justify-single-word="false"/>
    </style:style>
    <style:style style:name="P126" style:family="paragraph" style:parent-style-name="Standard" style:list-style-name="L4">
      <style:paragraph-properties fo:text-align="start" style:justify-single-word="false"/>
    </style:style>
    <style:style style:name="P127" style:family="paragraph" style:parent-style-name="Text_20_body" style:master-page-name="First_20_Page">
      <style:paragraph-properties fo:margin-top="0cm" fo:margin-bottom="0cm" fo:line-height="150%" fo:text-align="center" style:justify-single-word="false" style:page-number="auto"/>
      <style:text-properties style:font-name="Times New Roman" fo:font-weight="bold" fo:background-color="transparent" style:font-weight-asian="bold" style:font-weight-complex="bold"/>
    </style:style>
    <style:style style:name="P128" style:family="paragraph" style:parent-style-name="Text_20_body" style:list-style-name="L5">
      <style:paragraph-properties fo:margin-top="0cm" fo:margin-bottom="0cm" fo:line-height="150%" fo:text-align="justify" style:justify-single-word="false"/>
    </style:style>
    <style:style style:name="P129" style:family="paragraph" style:parent-style-name="Text_20_body" style:list-style-name="L5">
      <style:paragraph-properties fo:margin-top="0cm" fo:margin-bottom="0cm" fo:line-height="150%" fo:text-align="justify" style:justify-single-word="false"/>
      <style:text-properties style:font-name="Times New Roman"/>
    </style:style>
    <style:style style:name="P130" style:family="paragraph" style:parent-style-name="Text_20_body" style:list-style-name="L14">
      <style:paragraph-properties fo:margin-top="0cm" fo:margin-bottom="0cm" fo:line-height="150%" fo:text-align="justify" style:justify-single-word="false"/>
      <style:text-properties style:font-name="Times New Roman" fo:background-color="transparent"/>
    </style:style>
    <style:style style:name="P131" style:family="paragraph" style:parent-style-name="Text_20_body" style:list-style-name="L15">
      <style:paragraph-properties fo:margin-top="0cm" fo:margin-bottom="0cm" fo:line-height="150%" fo:text-align="justify" style:justify-single-word="false"/>
      <style:text-properties style:font-name="Times New Roman" fo:background-color="transparent"/>
    </style:style>
    <style:style style:name="P132" style:family="paragraph" style:parent-style-name="Text_20_body" style:list-style-name="L16">
      <style:paragraph-properties fo:margin-top="0cm" fo:margin-bottom="0cm" fo:line-height="150%" fo:text-align="justify" style:justify-single-word="false"/>
      <style:text-properties style:font-name="Times New Roman" fo:background-color="transparent"/>
    </style:style>
    <style:style style:name="P133" style:family="paragraph" style:parent-style-name="Text_20_body" style:list-style-name="L17">
      <style:paragraph-properties fo:margin-top="0cm" fo:margin-bottom="0cm" fo:line-height="150%" fo:text-align="justify" style:justify-single-word="false"/>
      <style:text-properties style:font-name="Times New Roman" fo:background-color="transparent"/>
    </style:style>
    <style:style style:name="P134" style:family="paragraph" style:parent-style-name="Text_20_body" style:list-style-name="L5">
      <style:paragraph-properties fo:margin-top="0cm" fo:margin-bottom="0cm" fo:line-height="150%" fo:text-align="justify" style:justify-single-word="false"/>
      <style:text-properties fo:color="#000000" style:font-name="Times New Roman"/>
    </style:style>
    <style:style style:name="P135" style:family="paragraph" style:parent-style-name="Text_20_body" style:list-style-name="L1">
      <style:paragraph-properties fo:line-height="150%" fo:text-align="justify" style:justify-single-word="false"/>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136" style:family="paragraph" style:parent-style-name="Text_20_body" style:list-style-name="L2">
      <style:paragraph-properties fo:line-height="150%" fo:text-align="justify" style:justify-single-word="false"/>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137" style:family="paragraph" style:parent-style-name="Text_20_body" style:list-style-name="L10">
      <style:paragraph-properties fo:line-height="150%" fo:text-align="justify" style:justify-single-word="false"/>
      <style:text-properties fo:color="#000000" style:font-name="Times New Roman" fo:font-size="12pt" style:text-underline-style="none" fo:font-weight="normal" fo:background-color="transparent" style:font-size-asian="13pt" style:font-weight-asian="normal" style:font-size-complex="12pt" style:font-weight-complex="bold"/>
    </style:style>
    <style:style style:name="P138" style:family="paragraph" style:parent-style-name="Text_20_body" style:list-style-name="L2">
      <style:paragraph-properties fo:line-height="150%" fo:text-align="justify" style:justify-single-word="false"/>
    </style:style>
    <style:style style:name="P139" style:family="paragraph" style:parent-style-name="Text_20_body" style:list-style-name="L7">
      <style:paragraph-properties fo:line-height="150%" fo:text-align="justify" style:justify-single-word="false"/>
    </style:style>
    <style:style style:name="P140" style:family="paragraph" style:parent-style-name="Text_20_body" style:list-style-name="L8">
      <style:paragraph-properties fo:line-height="150%" fo:text-align="justify" style:justify-single-word="false"/>
    </style:style>
    <style:style style:name="P141" style:family="paragraph" style:parent-style-name="Text_20_body" style:list-style-name="L9">
      <style:paragraph-properties fo:line-height="150%" fo:text-align="justify" style:justify-single-word="false"/>
    </style:style>
    <style:style style:name="P142" style:family="paragraph" style:parent-style-name="Text_20_body" style:list-style-name="L10">
      <style:paragraph-properties fo:line-height="150%" fo:text-align="justify" style:justify-single-word="false"/>
    </style:style>
    <style:style style:name="P143" style:family="paragraph" style:parent-style-name="Text_20_body" style:list-style-name="L5">
      <style:paragraph-properties fo:margin-top="0cm" fo:margin-bottom="0.499cm" fo:line-height="150%" fo:text-align="justify" style:justify-single-word="false"/>
      <style:text-properties style:font-name="Times New Roman"/>
    </style:style>
    <style:style style:name="P144" style:family="paragraph" style:parent-style-name="Text_20_body" style:list-style-name="L11">
      <style:paragraph-properties fo:margin-top="0cm" fo:margin-bottom="0.499cm" fo:line-height="150%" fo:text-align="justify" style:justify-single-word="false"/>
    </style:style>
    <style:style style:name="P145" style:family="paragraph" style:parent-style-name="Text_20_body" style:list-style-name="L12">
      <style:paragraph-properties fo:margin-top="0cm" fo:margin-bottom="0.499cm" fo:line-height="150%" fo:text-align="justify" style:justify-single-word="false"/>
    </style:style>
    <style:style style:name="P146" style:family="paragraph" style:parent-style-name="Text_20_body" style:list-style-name="L13">
      <style:paragraph-properties fo:margin-top="0cm" fo:margin-bottom="0.499cm" fo:line-height="150%" fo:text-align="justify" style:justify-single-word="false"/>
    </style:style>
    <style:style style:name="P147" style:family="paragraph" style:parent-style-name="Text_20_body" style:list-style-name="L6">
      <style:paragraph-properties fo:margin-left="0.06cm" fo:margin-right="0cm" fo:line-height="150%" fo:text-align="justify" style:justify-single-word="false" fo:text-indent="0cm" style:auto-text-indent="false">
        <style:tab-stops/>
      </style:paragraph-properties>
      <style:text-properties fo:color="#000000" style:font-name="Times New Roman" fo:font-size="13pt" style:text-underline-style="none" fo:font-weight="bold" fo:background-color="transparent" style:font-size-asian="13pt" style:font-weight-asian="bold" style:font-size-complex="13pt" style:font-weight-complex="bold"/>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tyle="normal" style:font-style-asian="normal" style:font-style-complex="normal"/>
    </style:style>
    <style:style style:name="T4" style:family="text">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T5" style:family="text">
      <style:text-properties fo:color="#000000" style:font-name="Times New Roman" fo:font-size="12pt" style:text-underline-style="none" fo:font-weight="normal" fo:background-color="transparent" style:font-size-asian="13pt" style:font-weight-asian="normal" style:font-size-complex="12pt" style:font-weight-complex="bold"/>
    </style:style>
    <style:style style:name="T6" style:family="text">
      <style:text-properties fo:color="#000000" style:font-name="Times New Roman"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T7" style:family="text">
      <style:text-properties fo:color="#000000" style:font-name="Times New Roman" fo:font-size="12pt" fo:font-style="normal" fo:background-color="transparent" style:font-size-asian="12pt" style:font-style-asian="normal" style:font-size-complex="12pt" style:font-style-complex="normal"/>
    </style:style>
    <style:style style:name="T8" style:family="text">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9" style:family="text">
      <style:text-properties fo:color="#000000" style:font-name="Times New Roman" fo:font-size="12pt" fo:font-style="normal" fo:font-weight="normal" fo:background-color="transparent" style:font-size-asian="12pt" style:font-style-asian="normal" style:font-weight-asian="normal" style:font-size-complex="11pt" style:font-style-complex="normal" style:font-weight-complex="normal"/>
    </style:style>
    <style:style style:name="T10" style:family="text">
      <style:text-properties fo:color="#000000" style:font-name="Times New Roman" fo:font-size="12pt" fo:font-style="normal" fo:font-weight="normal" fo:background-color="transparent" style:font-size-asian="11pt" style:font-style-asian="normal" style:font-weight-asian="normal" style:font-size-complex="12pt" style:font-style-complex="normal" style:font-weight-complex="normal"/>
    </style:style>
    <style:style style:name="T11" style:family="text">
      <style:text-properties fo:color="#000000" style:font-name="Times New Roman" fo:font-size="12pt" fo:font-style="italic" fo:font-weight="normal" fo:background-color="transparent" style:font-size-asian="12pt" style:font-style-asian="italic" style:font-weight-asian="normal" style:font-size-complex="12pt" style:font-style-complex="italic" style:font-weight-complex="normal"/>
    </style:style>
    <style:style style:name="T12" style:family="text">
      <style:text-properties fo:color="#000000" style:font-name="Times New Roman" fo:font-size="12pt" fo:font-weight="normal" fo:background-color="transparent" style:font-size-asian="12pt" style:font-weight-asian="normal" style:font-size-complex="12pt" style:font-weight-complex="normal"/>
    </style:style>
    <style:style style:name="T13" style:family="text">
      <style:text-properties fo:color="#000000" style:font-name="Times New Roman" fo:background-color="transparent"/>
    </style:style>
    <style:style style:name="T14" style:family="text">
      <style:text-properties fo:color="#000000" style:font-name="Times New Roman" fo:font-weight="bold" fo:background-color="transparent" style:font-weight-asian="bold" style:font-weight-complex="bold"/>
    </style:style>
    <style:style style:name="T15" style:family="text">
      <style:text-properties fo:color="#000000" style:font-name="Times New Roman" fo:font-size="11pt" fo:font-style="normal" fo:font-weight="normal" fo:background-color="transparent" style:font-size-asian="11pt" style:font-style-asian="normal" style:font-weight-asian="normal" style:font-size-complex="11pt" style:font-style-complex="normal" style:font-weight-complex="normal"/>
    </style:style>
    <style:style style:name="T16" style:family="text">
      <style:text-properties fo:color="#000000" style:font-name="Times New Roman" fo:font-size="11pt" fo:font-style="normal" fo:font-weight="normal" fo:background-color="transparent" style:font-size-asian="12pt" style:font-style-asian="normal" style:font-weight-asian="normal" style:font-size-complex="11pt" style:font-style-complex="normal" style:font-weight-complex="normal"/>
    </style:style>
    <style:style style:name="T17" style:family="text">
      <style:text-properties fo:color="#000000" style:font-name="Times New Roman" fo:font-size="11pt" fo:font-style="normal"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color="#000000" style:text-underline-style="none"/>
    </style:style>
    <style:style style:name="T19" style:family="text">
      <style:text-properties fo:color="#000000" fo:font-weight="normal" fo:background-color="transparent" style:font-name-asian="TimesNewRoman" style:font-weight-asian="normal" style:font-name-complex="TimesNewRoman" style:font-weight-complex="normal"/>
    </style:style>
    <style:style style:name="T20" style:family="text">
      <style:text-properties fo:color="#000000" style:font-name="Verdana" fo:font-size="7pt" fo:font-style="normal"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style="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style:use-window-font-color="true" style:font-name="Times New Roman" fo:font-size="12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bold" fo:background-color="transparent" style:font-size-asian="12pt" style:font-style-asian="normal" style:font-weight-asian="bold" style:font-size-complex="12pt" style:font-style-complex="normal" style:font-weight-complex="bold"/>
    </style:style>
    <style:style style:name="T28" style:family="text">
      <style:text-properties style:use-window-font-color="true" style:font-name="Times New Roman" fo:font-size="12pt"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style:use-window-font-color="true" style:font-name="Times New Roman" fo:font-size="12pt" fo:background-color="transparent" style:font-size-asian="12pt" style:font-size-complex="12pt"/>
    </style:style>
    <style:style style:name="T30" style:family="text">
      <style:text-properties style:use-window-font-color="true" style:font-name="Times New Roman" fo:font-style="normal" fo:background-color="transparent" style:font-style-asian="normal" style:font-style-complex="normal"/>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background-color="transparent"/>
    </style:style>
    <style:style style:name="T33" style:family="text">
      <style:text-properties style:font-name="Times New Roman"/>
    </style:style>
    <style:style style:name="T34" style:family="text">
      <style:text-properties style:font-name="Times New Roman" fo:font-size="12pt" fo:font-weight="normal" fo:background-color="transparent" style:font-size-asian="10.5pt" style:font-weight-asian="normal" style:font-size-complex="12pt" style:font-weight-complex="normal"/>
    </style:style>
    <style:style style:name="T35" style:family="text">
      <style:text-properties style:font-name="Times New Roman" fo:font-size="12pt" fo:font-style="normal" fo:background-color="transparent" style:font-size-asian="12pt" style:font-style-asian="normal" style:font-size-complex="12pt" style:font-style-complex="normal"/>
    </style:style>
    <style:style style:name="T36" style:family="text">
      <style:text-properties style:font-name="Times New Roman" fo:font-style="italic" fo:background-color="transparent" style:font-style-asian="italic" style:font-style-complex="italic"/>
    </style:style>
    <style:style style:name="T37" style:family="text">
      <style:text-properties style:font-name="Times New Roman" fo:font-style="normal" fo:background-color="transparent" style:font-style-asian="normal" style:font-style-complex="normal"/>
    </style:style>
    <style:style style:name="T38" style:family="text">
      <style:text-properties fo:color="#ff00ff"/>
    </style:style>
    <style:style style:name="T39" style:family="text">
      <style:text-properties style:font-name-asian="Times New Roman" style:font-name-complex="Times New Roman"/>
    </style:style>
    <style:style style:name="T40" style:family="text">
      <style:text-properties style:font-name="TimesNewRoman" fo:font-size="11.5pt" style:font-name-asian="TimesNewRoman" style:font-size-asian="11.5pt" style:font-name-complex="TimesNewRoman" style:font-size-complex="11.5pt"/>
    </style:style>
    <style:style style:name="T4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22"/>
      <text:p text:style-name="P64"/>
      <text:p text:style-name="P64"/>
      <text:p text:style-name="P64"/>
      <text:p text:style-name="P64">capa</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LINCOLN RANGEL MOREIRA SANTOS</text:p>
      <text:p text:style-name="P64">MAGNO LIMA OLIVEIRA</text:p>
      <text:p text:style-name="P62">PATRÍCIA FERREIRA CHAGAS</text:p>
      <text:p text:style-name="P50"/>
      <text:p text:style-name="P50"/>
      <text:p text:style-name="P50"/>
      <text:p text:style-name="P50"/>
      <text:p text:style-name="P53">SOFTWARE DE APOIO A APRENDIZAGEM DE MATRIZES, SISTEMAS E DETERMINANTES - MATSIS</text:p>
      <text:p text:style-name="P53"/>
      <text:p text:style-name="P50"/>
      <text:p text:style-name="P50"/>
      <text:p text:style-name="P50"/>
      <text:p text:style-name="P84">Monografia <text:s text:c="3"/>apresentada <text:s text:c="4"/>ao <text:s/>Instituto Federal Fluminense Campus Campos Centro como requisito parcial para conclusão do Curso Superior de Tecnologia em Análise e Desenvolvimento de Sistemas</text:p>
      <text:p text:style-name="P50"/>
      <text:p text:style-name="P50"/>
      <text:p text:style-name="P50"/>
      <text:p text:style-name="P50"/>
      <text:p text:style-name="P89">Orientador: Prof. Fábio Duncan</text:p>
      <text:p text:style-name="P25"><text:tab/><text:tab/><text:tab/><text:tab/><text:tab/> <text:s text:c="2"/>Co- orientadora: <text:span text:style-name="T39"><text:s/>Profª. M. S. c. Silvia Cristina Freitas <text:tab/><text:tab/><text:tab/><text:tab/><text:tab/><text:tab/><text:tab/> <text:s text:c="5"/>Batista</text:span></text:p>
      <text:p text:style-name="P50"/>
      <text:p text:style-name="P50"/>
      <text:p text:style-name="P50"/>
      <text:p text:style-name="P50"/>
      <text:p text:style-name="P50"/>
      <text:p text:style-name="P50"/>
      <text:p text:style-name="P51">Campos dos Goytacazes/RJ </text:p>
      <text:p text:style-name="P51">2010 </text:p>
      <text:p text:style-name="P122"/>
      <text:p text:style-name="P64"/>
      <text:p text:style-name="P64"/>
      <text:p text:style-name="P64">ficha</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LINCOLN RANGEL MOREIRA SANTOS</text:p>
      <text:p text:style-name="P64">MAGNO LIMA OLIVEIRA</text:p>
      <text:p text:style-name="P62">PATRÍCIA FERREIRA CHAGAS</text:p>
      <text:p text:style-name="P50"/>
      <text:p text:style-name="P53">SOFTWARE DE APOIO A APRENDIZAGEM DE MATRIZES, SISTEMAS E DETERMINANTES - MATSIS</text:p>
      <text:p text:style-name="P51"/>
      <text:p text:style-name="P50"/>
      <text:p text:style-name="P50"/>
      <text:p text:style-name="P85">Monografia <text:s text:c="3"/>apresentada <text:s text:c="4"/>ao <text:s/>Instituto Federal Fluminense Campus Campos Centro como requisito parcial para conclusão <text:s text:c="3"/>do <text:s text:c="2"/>Curso Superior de Tecnologia em Análise e Desenvolvimento de Sistemas</text:p>
      <text:p text:style-name="P85"/>
      <text:p text:style-name="P85"/>
      <text:p text:style-name="P22">Aprovada em 04 de Julho</text:p>
      <text:p text:style-name="P22"/>
      <text:p text:style-name="P22">Banca Avaliadora:</text:p>
      <text:p text:style-name="P24"/>
      <text:p text:style-name="P51">.................................................................................................................................... </text:p>
      <text:p text:style-name="P50"><text:s text:c="25"/><text:tab/><text:tab/>Prof. Fábio Duncan (Orientador) </text:p>
      <text:p text:style-name="P51">Mestre em Pesquisa Operacional e Inteligência Computacional pela UCAM</text:p>
      <text:p text:style-name="P51">Instituto Federal de Educação, Ciência e Tecnologia Fluminense Campus Campos Centro </text:p>
      <text:p text:style-name="P51">.................................................................................................................................. </text:p>
      <text:p text:style-name="P51">Profª. Silvia Cristina Freitas Batista <text:s/></text:p>
      <text:p text:style-name="P51">Mestre em Pesquisa Operacional e Inteligência Computacional pela UCAM</text:p>
      <text:p text:style-name="P51">Instituto Federal de Educação, Ciência e Tecnologia Fluminense/Campus Campos Centro </text:p>
      <text:p text:style-name="P51">...................................................................................................................................</text:p>
      <text:p text:style-name="P50"><text:s text:c="46"/>Profª. Michele Maria Freitas Neto</text:p>
      <text:p text:style-name="P51">Bacharel em Ciência da Computação - Universidade Federal Fluminense </text:p>
      <text:p text:style-name="P51">Instituto Federal de Educação, Ciência e Tecnologia Fluminense/Campus Itaperuna</text:p>
      <text:p text:style-name="P121">AGRADECIMENTOS</text:p>
      <text:p text:style-name="P54"/>
      <text:p text:style-name="P56">Lincoln:</text:p>
      <text:p text:style-name="P58"/>
      <text:p text:style-name="P79"/>
      <text:p text:style-name="P79"/>
      <text:p text:style-name="P79"/>
      <text:p text:style-name="P58"/>
      <text:p text:style-name="P56">Patricia:</text:p>
      <text:p text:style-name="P57"><text:tab/><text:span text:style-name="T22">Mais uma etapa concluída em minha vida e eu tenho a agradecer aos meus familiares, professores, amigos de faculdade e os que fizeram a monografia comigo, em especial ao Magno que esteve ao meu lado em todo o decorrer do curso até sua conclusão. Meus sinceros agradecimentos as pessoas que sem as quais não estaria aqui.</text:span></text:p>
      <text:p text:style-name="P56"/>
      <text:p text:style-name="P80"/>
      <text:p text:style-name="P1">Magno:</text:p>
      <text:p text:style-name="P11"/>
      <text:p text:style-name="P86"/>
      <text:h text:style-name="P111" text:outline-level="1"/>
      <text:h text:style-name="P112" text:outline-level="1"/>
      <text:p text:style-name="P50"/>
      <text:p text:style-name="P50"/>
      <text:p text:style-name="P50"/>
      <text:p text:style-name="P127"/>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1"/>
      <text:p text:style-name="P56"><text:span text:style-name="T38"><text:tab/><text:tab/><text:tab/></text:span><text:span text:style-name="T25">Seria possível dizer o que é a Matemática se esta fosse uma ciência <text:tab/><text:tab/><text:tab/>morta. Mas a Matemática é, pelo contrário, uma ciência viva, que <text:tab/><text:tab/><text:tab/>se encontra hoje, mais do que nunca, em rápido desenvolvimento, <text:tab/><text:tab/><text:tab/>proliferando cada vez mais em novos ramos, que mudam não só <text:tab/><text:tab/><text:tab/> <text:s text:c="10"/>a sua fisionomia, como até a sua essência.</text:span></text:p>
      <text:p text:style-name="P23">José Sebastião e Silva  </text:p>
      <text:p text:style-name="P59"><text:s/></text:p>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tab/><text:tab/><text:tab/><text:tab/>Dedicamos este trabalho aos professores e aos amigos de <text:tab/><text:tab/><text:tab/><text:tab/><text:tab/>faculdade que nos acompanharam durante o <text:s/>curso.</text:p>
      <text:p text:style-name="P59"/>
      <text:p text:style-name="P59"><text:soft-page-break/>RESUMO</text:p>
      <text:p text:style-name="P59"/>
      <text:p text:style-name="P29">Muitos consideram a Matemática uma ciência estagnada no tempo, ou seja, não evolui, consideram também suas aulas monótonas e não conseguem assimilar bem a matéria, as Tecnologias de Informação e Comunicação (TIC), de maneira geral, e os softwares educativos, em particular, podem facilitar a compreensão da matéria pelos alunos, uma vez que favorecem a simulação, a visualização e o levantamento de hipóteses e tornam as aulas mais interessantes e menos desgastantes. O objetivo deste trabalho é modelar e prototipar o MATSIS, um software multiplataforma elaborado para auxiliar no ensino da matemática, abordando matrizes, sistemas e determinantes . A seguir, descreve-se a documentação técnica do MATSIS, assim como tecnologias e metodologias utilizadas para o desenvolvimento do mesmo, e uma breve introdução sobre o papel das TIC no aprendizado da matemática, </text:p>
      <text:p text:style-name="P45"/>
      <text:p text:style-name="P50">Palavras chave: Matemática. <text:s/>Software Educativo. Matrizes. Determinantes. Sistemas. Tecnologia de Informação e Comunicação.</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9"><text:soft-page-break/>ABSTRACT</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illustration-index text:style-name="Sect1"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93"><text:soft-page-break/>LISTA DE FIGURAS</text:p>
          </text:index-title>
          <text:p text:style-name="P92"/>
          <text:p text:style-name="P92"/>
          <text:p text:style-name="P91">Figura 1: Exemplo de uma rede de Computadores<text:tab/>14</text:p>
          <text:p text:style-name="P90"/>
        </text:index-body>
      </text:illustration-index>
      <text:p text:style-name="P50"/>
      <text:p text:style-name="P50"/>
      <text:p text:style-name="P50"/>
      <text:h text:style-name="P119" text:outline-level="1">LISTA DE ABREVIATURAS E SIGLAS</text:h>
      <text:p text:style-name="P50"/>
      <table:table table:name="Tabela1" table:style-name="Tabela1">
        <table:table-column table:style-name="Tabela1.A"/>
        <table:table-column table:style-name="Tabela1.B"/>
        <table:table-row table:style-name="Tabela1.1">
          <table:table-cell table:style-name="Tabela1.A1" office:value-type="string">
            <text:p text:style-name="P68">TIC</text:p>
          </table:table-cell>
          <table:table-cell table:style-name="Tabela1.A1" office:value-type="string">
            <text:p text:style-name="P65">Tecnologia de Informação e Comunicação</text:p>
          </table:table-cell>
        </table:table-row>
        <table:table-row table:style-name="Tabela1.2">
          <table:table-cell table:style-name="Tabela1.A1" office:value-type="string">
            <text:p text:style-name="P68">UNESCO</text:p>
          </table:table-cell>
          <table:table-cell table:style-name="Tabela1.A1" office:value-type="string">
            <text:p text:style-name="P65">Organização das Nações Unidas para a Educação,a Ciência e a Cultura</text:p>
          </table:table-cell>
        </table:table-row>
        <table:table-row table:style-name="Tabela1.2">
          <table:table-cell table:style-name="Tabela1.A1" office:value-type="string">
            <text:p text:style-name="P73">MATHGV</text:p>
          </table:table-cell>
          <table:table-cell table:style-name="Tabela1.A1" office:value-type="string">
            <text:p text:style-name="P65">Mathematical Function Graphing Software Program </text:p>
          </table:table-cell>
        </table:table-row>
        <table:table-row table:style-name="Tabela1.2">
          <table:table-cell table:style-name="Tabela1.A1" office:value-type="string">
            <text:p text:style-name="P69">OOG</text:p>
          </table:table-cell>
          <table:table-cell table:style-name="Tabela1.A1" office:value-type="string">
            <text:p text:style-name="P65">Object Orientation Game </text:p>
          </table:table-cell>
        </table:table-row>
        <table:table-row table:style-name="Tabela1.2">
          <table:table-cell table:style-name="Tabela1.A1" office:value-type="string">
            <text:p text:style-name="P69">UML</text:p>
          </table:table-cell>
          <table:table-cell table:style-name="Tabela1.A1" office:value-type="string">
            <text:p text:style-name="P65"><text:span text:style-name="T22">Unified Modeling Language</text:span> </text:p>
          </table:table-cell>
        </table:table-row>
        <table:table-row table:style-name="Tabela1.2">
          <table:table-cell table:style-name="Tabela1.A1" office:value-type="string">
            <text:p text:style-name="P69">OMG</text:p>
          </table:table-cell>
          <table:table-cell table:style-name="Tabela1.A1" office:value-type="string">
            <text:p text:style-name="P36">Object Management Group</text:p>
          </table:table-cell>
        </table:table-row>
        <table:table-row table:style-name="Tabela1.2">
          <table:table-cell table:style-name="Tabela1.A1" office:value-type="string">
            <text:p text:style-name="P69">JUDE</text:p>
          </table:table-cell>
          <table:table-cell table:style-name="Tabela1.A1" office:value-type="string">
            <text:p text:style-name="P67">Java e UML Developers Environment </text:p>
          </table:table-cell>
        </table:table-row>
        <table:table-row>
          <table:table-cell table:style-name="Tabela1.A1" office:value-type="string">
            <text:p text:style-name="P17">GUI</text:p>
          </table:table-cell>
          <table:table-cell table:style-name="Tabela1.A1" office:value-type="string">
            <text:p text:style-name="P27">Graphical User Interface</text:p>
          </table:table-cell>
        </table:table-row>
        <table:table-row>
          <table:table-cell table:style-name="Tabela1.A1" office:value-type="string">
            <text:p text:style-name="P68">IDE</text:p>
          </table:table-cell>
          <table:table-cell table:style-name="Tabela1.A1" office:value-type="string">
            <text:p text:style-name="P66">Integraded Development Environment</text:p>
          </table:table-cell>
        </table:table-row>
        <table:table-row>
          <table:table-cell table:style-name="Tabela1.A1" office:value-type="string">
            <text:p text:style-name="P68">NBR</text:p>
          </table:table-cell>
          <table:table-cell table:style-name="Tabela1.A1" office:value-type="string">
            <text:p text:style-name="P65">Norma Brasileira</text:p>
          </table:table-cell>
        </table:table-row>
        <table:table-row>
          <table:table-cell table:style-name="Tabela1.A1" office:value-type="string">
            <text:p text:style-name="P68">GTK</text:p>
          </table:table-cell>
          <table:table-cell table:style-name="Tabela1.A1" office:value-type="string">
            <text:p text:style-name="P65">Gimp Tool Kit </text:p>
          </table:table-cell>
        </table:table-row>
        <table:table-row>
          <table:table-cell table:style-name="Tabela1.A1" office:value-type="string">
            <text:p text:style-name="P68">GIMP</text:p>
          </table:table-cell>
          <table:table-cell table:style-name="Tabela1.A1" office:value-type="string">
            <text:p text:style-name="P65"><text:span text:style-name="Strong_20_Emphasis"><text:span text:style-name="T22">GNU Image Manipulation Program</text:span></text:span> </text:p>
          </table:table-cell>
        </table:table-row>
        <table:table-row>
          <table:table-cell table:style-name="Tabela1.A1" office:value-type="string">
            <text:p text:style-name="P68">GNOME</text:p>
          </table:table-cell>
          <table:table-cell table:style-name="Tabela1.A1" office:value-type="string">
            <text:p text:style-name="P65">GNU Network Object Model Environment </text:p>
          </table:table-cell>
        </table:table-row>
        <table:table-row>
          <table:table-cell table:style-name="Tabela1.A1" office:value-type="string">
            <text:p text:style-name="P68">GNU</text:p>
          </table:table-cell>
          <table:table-cell table:style-name="Tabela1.A1" office:value-type="string">
            <text:p text:style-name="P65"><text:bookmark text:name="main"/><text:bookmark text:name="search"/>GNU Não é UNIX </text:p>
          </table:table-cell>
        </table:table-row>
        <table:table-row>
          <table:table-cell table:style-name="Tabela1.A1" office:value-type="string">
            <text:p text:style-name="P68">XML</text:p>
          </table:table-cell>
          <table:table-cell table:style-name="Tabela1.A1" office:value-type="string">
            <text:p text:style-name="P65"><text:bookmark text:name="main1"/><text:bookmark text:name="search1"/>Extensible Markup Language </text:p>
          </table:table-cell>
        </table:table-row>
        <table:table-row>
          <table:table-cell table:style-name="Tabela1.A1" office:value-type="string">
            <text:p text:style-name="P68">MPL</text:p>
          </table:table-cell>
          <table:table-cell table:style-name="Tabela1.A1" office:value-type="string">
            <text:p text:style-name="P65">Matplotlib</text:p>
          </table:table-cell>
        </table:table-row>
      </table:table>
      <text:p text:style-name="P63"/>
      <text:p text:style-name="P50"/>
      <text:p text:style-name="P50"/>
      <text:p text:style-name="P50"/>
      <text:p text:style-name="P50"/>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4">SUMÁRIO</text:p>
          </text:index-title>
          <text:p text:style-name="P95"/>
          <text:p text:style-name="P94">LISTA DE FIGURAS<text:tab/>9</text:p>
          <text:p text:style-name="P94"/>
          <text:p text:style-name="P94">LISTA DE ABREVIATURAS E SIGLAS<text:tab/>10</text:p>
          <text:p text:style-name="P94"/>
          <text:p text:style-name="P94">INTRODUÇÃO<text:tab/>12</text:p>
          <text:p text:style-name="P94"/>
          <text:p text:style-name="P94">1 PAPEL <text:s/>DAS TECNOLOGIAS DA INFORMAÇÃO E COMUNICAÇÃO NO APRENDIZADO<text:tab/>14</text:p>
          <text:p text:style-name="P102">1.1 As tecnologias e a matemática<text:tab/>15</text:p>
          <text:p text:style-name="P102"/>
          <text:p text:style-name="P94">2 <text:s/>MODELAGEM DO MATSIS<text:tab/>21</text:p>
          <text:p text:style-name="P94"><text:s text:c="5"/>2.1 O que é UML?<text:tab/></text:p>
          <text:p text:style-name="P94"><text:s text:c="5"/>2.2 O que é JUDE <text:span text:style-name="T21">Comunitário .</text:span>?<text:tab/></text:p>
          <text:p text:style-name="P94"><text:s text:c="5"/>2.3 Levantamento de Requisitos<text:tab/></text:p>
          <text:p text:style-name="P94"><text:s text:c="5"/>2.4 Diagrama de Casos de Uso<text:tab/>21</text:p>
          <text:p text:style-name="P94"><text:s text:c="5"/>2.5 Descrição dos Casos de Uso<text:tab/>2</text:p>
          <text:p text:style-name="P102">2.6 Diagrama de Classes<text:tab/>26</text:p>
          <text:p text:style-name="P102"/>
          <text:p text:style-name="P94">3 IMPLEMENTAÇÃO DO PROTÓTIPO<text:tab/>83</text:p>
          <text:p text:style-name="P102">3.1 Recursos Tecnológicos e Ferramentas Utilizadas <text:tab/>83</text:p>
          <text:p text:style-name="P102"><text:s text:c="4"/>3.1.1 Python</text:p>
          <text:p text:style-name="P102"><text:s text:c="8"/>3.1.1.1 Porque Python<text:tab/></text:p>
          <text:p text:style-name="P102"><text:s text:c="4"/>3.1.2 GitHub<text:tab/></text:p>
          <text:p text:style-name="P102"><text:s text:c="4"/>3.1.3 GTK<text:tab/></text:p>
          <text:p text:style-name="P102"><text:s text:c="4"/>3.1.4 PYGTK<text:tab/></text:p>
          <text:p text:style-name="P102"><text:s text:c="4"/>3.1.5 GLADE<text:tab/></text:p>
          <text:p text:style-name="P102"><text:s text:c="4"/>3.1.6 LibGlade<text:tab/></text:p>
          <text:p text:style-name="P102"><text:s text:c="4"/>3.1.7 NumPy<text:tab/></text:p>
          <text:p text:style-name="P102"><text:s text:c="4"/>3.1.8 Matplotlib<text:tab/></text:p>
          <text:p text:style-name="P102">3.2 Implementando o Protótipo<text:tab/>84</text:p>
          <text:p text:style-name="P102">3.3 Telas do Sistema<text:tab/>84</text:p>
          <text:p text:style-name="P102"/>
          <text:p text:style-name="P94">CONCLUSÃO<text:tab/>99</text:p>
          <text:p text:style-name="P94"/>
          <text:p text:style-name="P94">REFERÊNCIAS<text:tab/>101</text:p>
          <text:p text:style-name="P94"/>
          <text:p text:style-name="P94">ANEXOS<text:tab/></text:p>
          <text:p text:style-name="P94"><text:s text:c="4"/>ANEXO 1: SISTEMAS<text:tab/></text:p>
          <text:p text:style-name="P94"><text:s text:c="4"/>ANEXO2: MATRIZES <text:tab/></text:p>
          <text:p text:style-name="P94"><text:s text:c="4"/>ANEXO 3: DETERMINANTES<text:tab/></text:p>
        </text:index-body>
      </text:table-of-content>
      <text:p text:style-name="P52"/>
      <text:p text:style-name="P50"/>
      <text:p text:style-name="P50"/>
      <text:p text:style-name="P50"/>
      <text:p text:style-name="P50"/>
      <text:h text:style-name="P112" text:outline-level="1"><text:soft-page-break/>INTRODUÇÃO</text:h>
      <text:p text:style-name="P50"/>
      <text:p text:style-name="P50"/>
      <text:p text:style-name="P88">O presente projeto visa apresentar um software voltado a Matemática, e a documentação relativa ao mesmo, como requisito para conclusão do curso de Análise e Desenvolvimento de Sistemas. O software desenvolvido será voltado para matrizes, sistemas e determinantes, onde terão as funcionalidades de gerar sistemas de acordo com um parâmetro estabelecido pelo usuário, resolver o sistema e gerar o gráfico que poderá ser salvo. A respeito de matrizes o sistema irá abordar o máximo possível sobre o assunto. Irá resolver também determinante. </text:p>
      <text:p text:style-name="P44">O trabalho em questão é parte de um projeto maior, o projeto de pesquisa “Tecnologias de Informação e Comunicação no Processo de Ensino e Aprendizagem de Matemática”. Este projeto é desenvolvido no Instituto Federal Fluminense Campus Campos-Centro, com o objetivo principal de incentivar a utilização adequada dessas tecnologias em práticas pedagógicas, tendo em vista a melhoria do processo de ensino e aprendizagem de Matemática no Ensino Médio. No âmbito desse projeto são promovidas ações destinadas à formação de professores e licenciados em Matemática, assim como, são desenvolvidos e disponibilizados recursos pedagógicos que possam facilitar a utilização das Tecnologias de Informação e Comunicação (TIC) com fins didáticos.</text:p>
      <text:p text:style-name="P44">A principal motivação em elaborar o software foi à dificuldade encontrada em utilizar os softwares atuais disponibilizados pela Instituição, pois possuem limitações <text:s/>e deficiências, que foram os principais pontos focados no desenvolvimento dessa ferramenta, onde buscou-se <text:s/>desenvolver um produto de qualidade para auxiliar o aprendizado de maneira dinâmica.</text:p>
      <text:p text:style-name="P44"/>
      <text:p text:style-name="P28"/>
      <text:h text:style-name="P120" text:outline-level="1">1 PAPEL <text:s/>DAS TECNOLOGIAS DA INFORMAÇÃO E COMUNICAÇÃO NO APRENDIZADO</text:h>
      <text:p text:style-name="P46"/>
      <text:p text:style-name="P46"><text:tab/>Atualmente, Informação e Comunicação são sinônimos de poder, ter a capacidade de </text:p>
      <text:p text:style-name="P46">comunicar significa poder aceder a informações, e interagir para a obtenção de novos dados, </text:p>
      <text:p text:style-name="P46">também eles portadores de informação. </text:p>
      <text:p text:style-name="P7"><text:tab/>O computador tem se tornado ao decorrer do tempo uma peça fundamental na educação, revolucionando a forma de aprendizado, tornando o acesso as informações muito <text:s text:c="2"/>mais rápido deixando para trás fatores como tempo e distância que antes eram empecilho para o aprendizado. Contudo, <text:s/>as TIC não substituem a leitura e escrita tradicionais de certo </text:p>
      <text:p text:style-name="P7">modo até acentuam a sua importância, já que constantemente se lê e escreve ao manusear o </text:p>
      <text:p text:style-name="P7">computador. </text:p>
      <text:p text:style-name="P7"><text:tab/>Além da excelente capacidade de comunicação, as TIC revelam-se igualmente </text:p>
      <text:p text:style-name="P7">imprescindíveis no tratamento e organização da informação, pela integração de ferramentas </text:p>
      <text:p text:style-name="P7">relativas ao processamento e tratamento de texto, organização de dados, construção de tabelas, esquemas e desenhos, resolução de cálculos e construção de simulações.</text:p>
      <text:p text:style-name="P3"><text:tab/>A<text:span text:style-name="T19">s TIC são ótimos </text:span>recursos didáticos, ou seja,<text:span text:style-name="T40"> são meios que o professor utiliza para ensinar dentro e fora da sala, como apoio à sua lecionação facilitando e servindo como auxílio para preparar a aula e durante a aula ajuda no melhor aprendizado dos alunos. </text:span></text:p>
      <text:p text:style-name="P7"><text:tab/>Devido a essa imprescindível necessidade da utilização das TIC no aprendizado em decorrência dos benefícios, o assunto vem sendo frequentemente abordado, um exemplo foi a conferência internacional da UNESCO onde foram debatidos os impactos educacionais e mudanças na sociedade promovidas pelas TIC na América Latina e no Caribe. Outro foco da conferência foi o uso das TIC como prática na profissão dos educadores, bem como a formação continuada dos docentes nesta área. </text:p>
      <text:p text:style-name="P4"/>
      <text:p text:style-name="P14"><text:span text:style-name="T15"><text:tab/><text:tab/><text:tab/>É preciso fazer um uso efetivo e ético da informação. Devemos transformar o <text:tab/><text:tab/><text:tab/>conteúdo que recebemos de forma que contribua com uma cidadania mais <text:tab/><text:tab/><text:tab/>efetiva. Outro ponto importante é aplicar a informação para criar e disseminar <text:tab/><text:tab/><text:tab/>o conhecimento. O cidadão não pode ser mais um processador de informação, <text:tab/><text:tab/><text:tab/>mas um contribuidor. Por isso, a introdução da TIC na educação não pode ser <text:tab/><text:tab/><text:tab/>vista como um processo estritamente tecnológico. As dimensões éticas e da <text:tab/><text:tab/><text:tab/>sociedade como um todo, as possibilidades e os riscos devem estar na agenda <text:tab/><text:tab/><text:tab/>dos indicadores. Através disso, podemos conseguir um marco de competência </text:span><text:span text:style-name="T15"><text:tab/><text:tab/><text:tab/>para os professores no desempenho do uso da tecnologia na educação <text:tab/><text:tab/><text:tab/><text:tab/>(</text:span><text:span text:style-name="Strong_20_Emphasis"><text:span text:style-name="T15">DEFOURNY, Maio de 2010)</text:span></text:span><text:span text:style-name="T15">.</text:span></text:p>
      <text:p text:style-name="P10"><text:tab/><text:tab/><text:tab/><text:tab/></text:p>
      <text:p text:style-name="P10"/>
      <text:p text:style-name="P4"><text:soft-page-break/><text:span text:style-name="T15"><text:tab/>A</text:span><text:span text:style-name="T8">inda segundo o representante da UNESCO </text:span><text:span text:style-name="Strong_20_Emphasis"><text:span text:style-name="T12">Vincent Defourny</text:span></text:span><text:span text:style-name="T16"> , “temos uma grande oportunidade, talvez única na história da educação, de transformar os alunos em contribuidores. Isso faria com que o esforço ficasse centrado no conhecimento. Além disso, o processo de ensino e aprendizagem tem uma nova oportunidade proporcionada pela tecnologia” </text:span><text:span text:style-name="T15">(</text:span><text:span text:style-name="T8">M</text:span><text:span text:style-name="T17">A</text:span><text:span text:style-name="T10">I</text:span><text:span text:style-name="T17">O </text:span><text:span text:style-name="T9">d</text:span><text:span text:style-name="T17">e </text:span><text:span text:style-name="T8">2010). </text:span></text:p>
      <text:p text:style-name="P8"><text:tab/>Alguns dos muitos benefícios que as TIC proporcionam para a educação, abaixo foram delineados alguns:</text:p>
      <text:list xml:id="list37156651" text:style-name="L1">
        <text:list-item>
          <text:list>
            <text:list-item>
              <text:p text:style-name="P135">Modernizar a educação; </text:p>
            </text:list-item>
            <text:list-item>
              <text:p text:style-name="P135">Agilidade e praticidade no trabalho administrativo, na organização administrativa e pessoal. </text:p>
            </text:list-item>
            <text:list-item>
              <text:p text:style-name="P135"><text:s text:c="2"/>Acompanhar a velocidade das informações ,rapidez na troca de informações; </text:p>
            </text:list-item>
            <text:list-item>
              <text:p text:style-name="P135">Inovar o trabalho pedagógico ;</text:p>
            </text:list-item>
            <text:list-item>
              <text:p text:style-name="P135">Ampliar conhecimento ;</text:p>
            </text:list-item>
            <text:list-item>
              <text:p text:style-name="P135">Desenvolver a o senso crítico.;</text:p>
            </text:list-item>
            <text:list-item>
              <text:p text:style-name="P135">Despertar o interesse; <text:tab/> <text:s/></text:p>
            </text:list-item>
            <text:list-item>
              <text:p text:style-name="P135">Relacionar conteúdos; </text:p>
            </text:list-item>
            <text:list-item>
              <text:p text:style-name="P135">Facilitar o preparo das aulas ;</text:p>
            </text:list-item>
          </text:list>
        </text:list-item>
      </text:list>
      <text:p text:style-name="P8"><text:tab/>Como visto as TIC proporcionam uma grande inovação no ensino, assim é justificado o interesse de integrá-las na educação cada vez mais ao decorrer dos anos e o seu aparecimento no auxílio do ensino em várias áreas.</text:p>
      <text:p text:style-name="P30"/>
      <text:p text:style-name="subtitulo_20_1">1.1 Tecnologias e a Matemática</text:p>
      <text:p text:style-name="P31"/>
      <text:p text:style-name="P71"><text:tab/>A forma tradicional de como o ensino da matemática é tratado, muitas vezes <text:s/>teórica massante, desgastante causando um certo receio por parte dos alunos com relação a matéria, e <text:s/>essa maneira funcional mas não interessante de transmitir <text:s/>conhecimento vem com os anos se renovando, facilitando aos alunos assimilar a matéria <text:s/>e de forma mais interessante do que os métodos tradicionais. Portanto, a matemática aplicada aí oferece um caminho natural para despertar o interesse do aluno, em contraposição a tratar dos vários assuntos exigidos nos vários níveis de ensino de forma desconectada da aplicabilidade prática. </text:p>
      <text:p text:style-name="P71"><text:tab/>Atualmente a matemática está sendo utilizada de forma mais interativa, de forma mais prática, voltada para a realidade, dessa forma um número maior de alunos começam a se </text:p>
      <text:p text:style-name="P71">interessar mais pela matemática por se identificarem mais com a matéria e sua utilização. Os </text:p>
      <text:p text:style-name="P75"><text:soft-page-break/><text:span text:style-name="T11">softwares</text:span><text:span text:style-name="T11"><text:note text:id="ftn1" text:note-class="footnote"><text:note-citation>1</text:note-citation><text:note-body><text:p text:style-name="Footnote">De acordo com o dicionário Michaelis ,sotfware <text:s/>“é qualquer programa ou grupo de programas que instrui o <text:span text:style-name="T41">hardware( parte física do computador )</text:span> sobre a maneira como ele deve executar uma tarefa, inclusive sistemas operacionais, processadores de texto e programas de aplicação” (2007). </text:p></text:note-body></text:note></text:span><text:span text:style-name="T8"> educacionais tem um grande papel para o ensino mais interativo da matemática pois permite a visualização de várias situações utilizando a matéria, esses softwares ao passar dos anos ficam melhores e de mais fácil acesso devido aos </text:span><text:span text:style-name="T11">softwares </text:span><text:span text:style-name="T8">livres</text:span><text:span text:style-name="T11"><text:note text:id="ftn2" text:note-class="footnote"><text:note-citation>2</text:note-citation><text:note-body><text:p text:style-name="Footnote">Software Livre, segundo a definição criada pela Fundação do Software Livre, “é qualquer programa de computador que pode ser usado, copiado, estudado, modificado e redistribuído com algumas restrições” (1985).</text:p></text:note-body></text:note></text:span><text:span text:style-name="T8">, uma iniciativa que popularizou o uso desse recurso tão vasto para o ensino, existem muitos </text:span><text:span text:style-name="T11">softwares </text:span><text:span text:style-name="T8">destinados a auxiliar no processo de aprendizado da matemática em seus diversos ramos, abaixo serão citados alguns softwares e sua funcionalidade.</text:span></text:p>
      <text:list xml:id="list37153803" text:style-name="L2">
        <text:list-item>
          <text:list>
            <text:list-item>
              <text:p text:style-name="P123">RÉGUA E COMPASSO - permite construções geométricas utilizando <text:s/>régua e compasso. </text:p>
            </text:list-item>
            <text:list-item>
              <text:p text:style-name="P138"><text:span text:style-name="Strong_20_Emphasis"><text:span text:style-name="T8">CURVE EXPERT - <text:s/>ajusta curvas em conjunto de pontos no plano por exemplo, coleta de dados numéricos.</text:span></text:span></text:p>
            </text:list-item>
            <text:list-item>
              <text:p text:style-name="P123">MATHGV - permite que se construa gráficos a partir de funções elementares. Possibilita que se construa gráficos em duas e três dimensões.</text:p>
            </text:list-item>
            <text:list-item>
              <text:p text:style-name="P136">OOG - a partir da manipulação de peças, permite que se construa uma grande variedade de figuras. As peças podem ser rotadas, refletidas e transladadas. </text:p>
            </text:list-item>
            <text:list-item>
              <text:p text:style-name="P124"><text:span text:style-name="T8">TORRE DE HANOI - j</text:span><text:span text:style-name="T8">ogo de origem asiática, que permite que o jogador desenvolva o raciocínio e crie estratégias para resolver problemas.</text:span></text:p>
            </text:list-item>
            <text:list-item>
              <text:p text:style-name="P123">GEOMETRIA DESCRITIVA <text:s/>- permite a construção em geometria descritiva, <text:s/>trabalha em um sistema projetivo em três dimensões. </text:p>
            </text:list-item>
          </text:list>
        </text:list-item>
      </text:list>
      <text:p text:style-name="P71"><text:tab/>São muitas as ferramentas a serem exploradas para auxiliar e muitas vezes facilitar o ensino e também o aprendizado da matemática. <text:s/></text:p>
      <text:p text:style-name="P71"/>
      <text:h text:style-name="P108" text:outline-level="2">2 <text:s/>MODELAGEM DO MATSIS</text:h>
      <text:p text:style-name="P96"/>
      <text:p text:style-name="P98"/>
      <text:p text:style-name="P101"><text:s text:c="12"/>Neste capítulo será exposta a modelagem do MatSis, com o levantamento dos requisitos, diagrama de casos de uso, descrição dos casos de uso e uma breve explicação sobre <text:s/>alguns recursos utilizados para demonstrar a modelagem que são: UML <text:s/>e JUDE comunitário .</text:p>
      <text:p text:style-name="P100"/>
      <text:p text:style-name="P100"/>
      <text:p text:style-name="P97"><text:soft-page-break/>2.1 O que é UML?</text:p>
      <text:p text:style-name="P33"/>
      <text:p text:style-name="P33"/>
      <text:p text:style-name="P33"><text:s text:c="12"/><text:span text:style-name="T22">Criada em 1996 e aprovada em 1997 como padrão pelo <text:s/></text:span><text:span text:style-name="T24">Object Management Group</text:span><text:span text:style-name="T22"> (OMG) a UML pode ser definida como: </text:span></text:p>
      <text:p text:style-name="P35"><text:s text:c="24"/></text:p>
      <text:p text:style-name="P39"><text:tab/><text:tab/><text:tab/> Uma linguagem visual para modelar sistemas orientados a objetos.Isso <text:s text:c="71"/><text:tab/><text:tab/><text:tab/> <text:s/>quer dizer que a UML é constituída(visuais) utilizados na modelagem que <text:tab/><text:tab/><text:tab/> <text:s/>permitem representar os conceitos de paradigma da orientação a objetos. <text:tab/><text:tab/><text:tab/> <text:s text:c="2"/>Através dos elementos gráficos definidos nesta linguagem pode-se construir <text:tab/><text:tab/><text:tab/> <text:s text:c="2"/>diagramas que representam diversas perspectivas de um sistema <text:tab/><text:tab/><text:tab/><text:tab/> <text:s/>( BEZERRA,2006). </text:p>
      <text:p text:style-name="P35"><text:s/></text:p>
      <text:p text:style-name="P33">2.1 O que é JUDE comunitário?</text:p>
      <text:p text:style-name="P33"/>
      <text:p text:style-name="P32"><text:span text:style-name="T7"><text:s text:c="9"/></text:span><text:span text:style-name="T8">É uma ferramenta utilizada para modelagem UML, que permite editar e imprimir os diagramas da UML, dentre outras funcionalidades. Neste projeto a versão do JUDE usada foi a comunitária que é a versão gratuita do JUDE, diferentemente da versão profissional que engloba as funcionalidades da comunitária adicionado de outras.</text:span></text:p>
      <text:p text:style-name="P103"/>
      <text:p text:style-name="P103"/>
      <text:p text:style-name="P32">2.3 Levantamento de Requisitos</text:p>
      <text:p text:style-name="P32"/>
      <text:p text:style-name="P32"><text:s text:c="12"/><text:span text:style-name="T22">O </text:span><text:span text:style-name="T24">software</text:span><text:span text:style-name="T22"> <text:s/>proposto deve atender aos seguintes requisitos na sua funcionalidade:</text:span></text:p>
      <text:list xml:id="list38512917" text:continue-numbering="true" text:style-name="L2">
        <text:list-item>
          <text:list>
            <text:list-item>
              <text:p text:style-name="P138"><text:span text:style-name="Strong_20_Emphasis"><text:span text:style-name="T8">ser multiplataforma, ou seja, funcionar em mais de uma plataforma, ser portável.</text:span></text:span></text:p>
            </text:list-item>
            <text:list-item>
              <text:p text:style-name="P138"><text:span text:style-name="Strong_20_Emphasis"><text:span text:style-name="T8">ser de fácil manuseio e de interface clara e amigável, possibilitando o usuário utilizá-lo sem muitas complicações. </text:span></text:span></text:p>
            </text:list-item>
            <text:list-item>
              <text:p text:style-name="P138"><text:span text:style-name="Strong_20_Emphasis"><text:span text:style-name="T8">Permitir que se abra janelas de funcionalidades diferentes ao mesmo tempo.</text:span></text:span></text:p>
            </text:list-item>
            <text:list-item>
              <text:p text:style-name="P138"><text:span text:style-name="Strong_20_Emphasis"><text:span text:style-name="T8">resolver operações com matrizes como: somar; subtrair; multiplicar matrizes; multi plicar um número real pela matriz; achar a matriz transposta; achar a matriz inversa; calcular o traço de uma matriz; calcular o determinante da matriz.</text:span></text:span></text:p>
            </text:list-item>
            <text:list-item>
              <text:p text:style-name="P138"><text:span text:style-name="Strong_20_Emphasis"><text:span text:style-name="T8">gerar sistemas de duas incógnitas a partir da primeira linha, escolher se o sistema deve ser duas retas coincidentes, duas retas <text:s/>paralelas ou duas retas concorrentes, poder gerar o gráfico, visualizar, salvar e imprimir .</text:span></text:span></text:p>
            </text:list-item>
            <text:list-item>
              <text:p text:style-name="P138"><text:soft-page-break/><text:span text:style-name="Strong_20_Emphasis"><text:span text:style-name="T8">gerar sistemas de três incógnitas a partir da primeira linha, escolher se o sistema deve ser de três planos coincidentes, dois planos coincidentes e um paralelo, dois planos coincidentes e um intersecta, três planos com uma reta comum, três planos se intersectam dois a dois ou <text:s/>três planos com um ponto comum, poder gerar o gráfico, visualizar, salvar e imprimir .</text:span></text:span></text:p>
            </text:list-item>
            <text:list-item>
              <text:p text:style-name="P138"><text:span text:style-name="Strong_20_Emphasis"><text:span text:style-name="T8">Escalonar sistemas 3x3 e 4x4 mostrando os passos do escalonamento, permitindo que o usuário volte ao início ou passe para a etapa final direto.</text:span></text:span></text:p>
              <text:p text:style-name="P138"><text:span text:style-name="Strong_20_Emphasis"><text:span text:style-name="T8"/></text:span></text:p>
            </text:list-item>
          </text:list>
        </text:list-item>
      </text:list>
      <text:p text:style-name="P4"><text:span text:style-name="Strong_20_Emphasis"><text:span text:style-name="T8"/></text:span></text:p>
      <text:p text:style-name="P77"><text:span text:style-name="Strong_20_Emphasis"><text:span text:style-name="T8"/></text:span></text:p>
      <text:p text:style-name="P37"/>
      <text:p text:style-name="P37"/>
      <text:p text:style-name="P37"/>
      <text:p text:style-name="P37"/>
      <text:p text:style-name="P32">2.4 Diagrama de Casos de Uso</text:p>
      <text:p text:style-name="P32"/>
      <text:p text:style-name="subtitulo_20_1">2.5 Descrição dos Casos de Uso</text:p>
      <text:p text:style-name="subtitulo_20_1">2.6 Diagrama de Classes </text:p>
      <text:p text:style-name="P34"/>
      <text:p text:style-name="P99"><text:s text:c="2"/></text:p>
      <text:p text:style-name="P72"/>
      <text:p text:style-name="P76"><text:s/><text:span text:style-name="T20"><text:line-break/></text:span></text:p>
      <text:p text:style-name="P74"/>
      <text:p text:style-name="P71"/>
      <text:h text:style-name="P109" text:outline-level="2">3.1 IMPLEMENTAÇÃO DO PROTÓTIPO</text:h>
      <text:p text:style-name="P47"/>
      <text:p text:style-name="P48">3.1.1 RECURSOS TECNOLÓGICOS E FERRAMENTAS UTILIZADAS</text:p>
      <text:h text:style-name="P114" text:outline-level="1"/>
      <text:h text:style-name="P115" text:outline-level="1">3.1.1 PYTHON</text:h>
      <text:h text:style-name="P114" text:outline-level="1"/>
      <text:p text:style-name="P41"><text:span text:style-name="Emphasis"><text:span text:style-name="T3">Python é uma linguagem de programação criada por Guido van Rossum em 1991. Os objetivos do projeto da linguagem eram: produtividade e legibilidade. Em outras palavras, </text:span></text:span><text:soft-page-break/><text:span text:style-name="Emphasis"><text:span text:style-name="T3">Python é uma linguagem que foi criada para produzir código bom e fácil de manter de maneira rápida. Entre as características da linguagem que ressaltam esses objetivos estão:</text:span></text:span></text:p>
      <text:list xml:id="list37155967" text:style-name="L5">
        <text:list-item>
          <text:p text:style-name="P128"><text:span text:style-name="T2">baixo uso de caracteres especiais, o que torna a linguagem muito parecida com </text:span><text:span text:style-name="Emphasis"><text:span text:style-name="T2">pseudo-código executável</text:span></text:span><text:span text:style-name="T2">; </text:span></text:p>
        </text:list-item>
        <text:list-item>
          <text:p text:style-name="P129"><text:s/><text:span text:style-name="T1">o uso de identação para marcar blocos; </text:span></text:p>
        </text:list-item>
        <text:list-item>
          <text:p text:style-name="P134">quase nenhum uso de palavras-chave voltadas para a compilação; </text:p>
        </text:list-item>
        <text:list-item>
          <text:p text:style-name="P134">coletor de lixo para gerenciar automaticamente o uso da memória; </text:p>
        </text:list-item>
        <text:list-item>
          <text:p text:style-name="P143"><text:s/><text:span text:style-name="T1">etc. </text:span></text:p>
        </text:list-item>
      </text:list>
      <text:p text:style-name="P81"><text:span text:style-name="T2"><text:tab/>Além disso, Python suporta múltiplos paradigmas de programação. A programação procedimental pode ser usada para programas simples e rápidos, mas estruturas de dados complexas, como tuplas, listas e dicionários, estão disponíveis para facilitar o desenvolvimento de algoritmos complexos. Grandes projetos podem ser feitos usando técnicas de orientação a objetos, que é completamente suportada em Python (inclusive sobrecarga de operadores e herança múltipla). Um suporte modesto para programação funcional existe, o que torna a linguagem extremamente expressiva: é fácil fazer muita coisa </text:span><text:span text:style-name="T2">com poucas linhas de comando. E também possui inúmeras capacidades de meta-</text:span><text:span text:style-name="T2">programação: técnicas simples para alterar o comportamento de comportamentos da linguagem, permitindo a criação de </text:span><text:span text:style-name="Emphasis"><text:span text:style-name="T2">linguagens de domínio específico</text:span></text:span><text:span text:style-name="T2">.</text:span></text:p>
      <text:p text:style-name="P81"><text:span text:style-name="T2"><text:tab/>Python tem uma biblioteca padrão imensa, que contém classes, métodos e funções </text:span><text:span text:style-name="T2">para realizar essencialmente qualquer tarefa, desde acesso a bancos de dados a interfaces gráficas com o usuário. E, logicamente, já que esse é o objetivo deste grupo, existem muitas ferramentas para lidar com dados científicos. Essa característica da linguagem é comumente chamado </text:span><text:span text:style-name="Emphasis"><text:span text:style-name="T2">baterias inclusas</text:span></text:span><text:span text:style-name="T2">, significando que tudo que você precisa para rodar um programa está — na maior parte das vezes — presente na instalação básica.</text:span></text:p>
      <text:p text:style-name="P83"><text:tab/>Por fim, e não menos importante, Python é uma linguagem livre e multiplataforma. Isso significa que os programas escritos em uma plataforma serão executados sem nenhum problema na maioria das plataformas existentes sem nenhuma modificação. E, caso a plataforma objetivo não tenha uma versão de Python, desenvolvedores têm a liberdade de estudar e modificar o código da linguagem para fazer com que ela rode onde quer que seja.</text:p>
      <text:p text:style-name="P41"><text:span text:style-name="Emphasis"><text:span text:style-name="T30"/></text:span></text:p>
      <text:h text:style-name="P105" text:outline-level="5"><text:soft-page-break/><text:span text:style-name="Strong_20_Emphasis"><text:span text:style-name="T35">3.1.1.1 PORQUE PYTHON (PyScience Brasil)</text:span></text:span></text:h>
      <text:p text:style-name="P25"/>
      <text:p text:style-name="P43">É fácil ver que a linguagem tem facilidades incríveis para uso geral. A pergunta é: por que Python é a linguagem ideal para aplicações científicas? As respostas são muitas, mas podemos resumir algumas aqui. A primeira razão, e provavelmente a principal, é: Python é uma linguagem expressiva, em que é fácil traduzir o raciocínio em um algoritmo. Em aplicações científicas, o raciocínio é essencialmente complicado — essa é a natureza das ciências. É um problema adicional para o cientista ter que se preocupar com, além do assunto básico de sua pesquisa, a correção do programa em detalhes pouco relevantes: alocação de memória, gerenciamento de recursos, etc. Python faz isso tudo automaticamente de maneira muito eficiente, permitindo ao cientista se concentrar exclusivamente no problema sendo estudado.</text:p>
      <text:p text:style-name="P82"><text:tab/>Python é extremamente legível. Isso significa que é muito fácil compreender programas escritos há algum tempo. É muito comum que os programas em atividades científicas sejam criados a partir da evolução de algoritmos anteriores. Portanto, é extremamente importante ser capaz de entender o que foi feito antes. Uma vez que as palavras-chave da linguagem Python são voltadas para a estruturação dos programas (e não para indicar ao computador como compilar ou interpretar trechos de código), não existem trechos de código que são inúteis para o raciocínio.</text:p>
      <text:p text:style-name="P82"><text:tab/>Python tem uma comunidade ativa e vibrante, espalhada por todo o mundo. E, sendo uma linguagem livre, todos os seus usuários estão dispostos a contribuir (este site é um exemplo disso, já que todos seus contribuidores são voluntários). Isso faz com que a documentação seja abundante e existam módulos para executar virtualmente qualquer tarefa necessária. Isso é importante: não há tempo para reinventar a roda, então poder contar com módulos prontos é ótimo. Mas, mais que isso, uma vez que os programas em Python são distribuídos na forma de código-fonte, qualquer pessoa pode alterar, corrigir e melhorar os algoritmos. Isso faz com que os módulos sejam maduros e seguros, testados contra diversas situações e diversas vezes. A robustez alcançada é um fator importante.</text:p>
      <text:p text:style-name="P82"><text:tab/>Python é, além disso, uma linguagem de propósito geral. Muitas vezes, é necessário lidar com tarefas laterais: buscar dados em um banco de dados remoto, ler uma página na internet, exibir graficamente os resultados, criar uma planilha, etc. Linguagens de cunho especificamente científico têm um sério problema aí, mas, uma vez que Python é utilizada em <text:soft-page-break/>praticamente todo tipo de tarefa, encontram-se módulos prontos para realizar essas tarefas que podem ser tornar complicadas. Novamente, é uma preocupação a menos para quem está desenvolvendo aplicações científicas.</text:p>
      <text:p text:style-name="P82"><text:tab/>Por esses e ainda outros motivos, Python tem conquistado uma grande popularidade entre a comunidade científica. É uma linguagem simples que dá conta do recado e não fica entre o cientista e a resolução do seu problema. Essa frase provavelmente resume todos os motivos necessários para sua utilização.</text:p>
      <text:p text:style-name="P40"><text:span text:style-name="Strong_20_Emphasis"><text:span text:style-name="T34"/></text:span></text:p>
      <text:h text:style-name="P113" text:outline-level="1">3.1.2 GITHUB</text:h>
      <text:p text:style-name="P50"/>
      <text:p text:style-name="P4"><text:span text:style-name="T4"><text:tab/>Segundo Wikipédia, “GitHub é um Serviço de </text:span><text:span text:style-name="T33">Web</text:span><text:a xlink:type="simple" xlink:href="http://pt.wikipedia.org/w/index.php?title=Web_Hosting&amp;action=edit&amp;redlink=1"><text:span text:style-name="T6"> </text:span></text:a><text:a xlink:type="simple" xlink:href="http://pt.wikipedia.org/w/index.php?title=Web_Hosting&amp;action=edit&amp;redlink=1"><text:span text:style-name="T4">Hosting</text:span></text:a><text:span text:style-name="T6"> </text:span><text:span text:style-name="T4">Compartilhado para projetos que usam o controle de versionamento Git. É escrito em </text:span><text:span text:style-name="T33">Ruby</text:span><text:span text:style-name="T4"> on </text:span><text:span text:style-name="T33">Rails</text:span><text:span text:style-name="T4"> pelos desenvolvedores da Logical Awesome (Chris Wanstrath, PJ Hyett e Tom Preston - Wernder. O GitHub possui planos comerciais e gratuitos para projetos de código aberto.</text:span></text:p>
      <text:p text:style-name="P5"><text:tab/>Este site possui funcionalidades de uma rede social como feeds, <text:span text:style-name="T23">followers</text:span>, wiki e um gráfico que mostra como os desenvolvedores trabalham as versões de seus repositórios. <text:span text:style-name="T32"><text:s/>como </text:span><text:span text:style-name="T32">contra a intrusão, e a modificação desautorizada de dados ou informações, armazenados, em </text:span><text:span text:style-name="T32">processamento ou em trânsito, abrangendo, inclusive, a segurança dos recursos humanos, da </text:span><text:span text:style-name="T32">documentação e do material, das áreas e instalações das comunicações e computacional, </text:span><text:span text:style-name="T32">assim como as destinadas a prevenir, detectar, deter e documentar eventuais ameaça a seu desenvolvimento ”, conforme definição imposta na norma NBR ISO/IEC 17999:2000. </text:span></text:p>
      <text:p text:style-name="P6"><text:tab/>A segurança da informação é responsável para garantir a segurança, propriamente dita, em toda área que envolva o tráfego de informação, no raio de atuação do profissional.”</text:p>
      <text:p text:style-name="P6"/>
      <text:p text:style-name="P6"/>
      <text:list xml:id="list37161450" text:style-name="L6">
        <text:list-item>
          <text:list>
            <text:list-item>
              <text:list>
                <text:list-header>
                  <text:p text:style-name="P147">3.1.3 GTK</text:p>
                </text:list-header>
              </text:list>
            </text:list-item>
          </text:list>
        </text:list-item>
      </text:list>
      <text:p text:style-name="P9"><text:tab/></text:p>
      <text:p text:style-name="P6"><text:tab/>De acordo com o site PHP-GTK Brasil, GTK é um conjunto de bibliotecas que servem para auxiliar o desenvolvedor em aplicações gráficas. Foi inicialmente utilizada no software GIMP mas com o tempo foi se difundindo e hoje, é amplamente utilizada nos sistemas operacionais.</text:p>
      <text:p text:style-name="P4"><text:tab/>Além disso, de acordo com o site, o<text:span text:style-name="T31"> Gtk é um conjunto de ferramentas, composto de </text:span><text:soft-page-break/><text:span text:style-name="T31">várias partes:</text:span></text:p>
      <text:list xml:id="list37152484" text:style-name="L7">
        <text:list-item>
          <text:p text:style-name="P139">glib (G Library) - Esta biblioteca contém algumas rotinas de programação em C, provê a estrutura básica de programação, define alguns tipos de dados que são usados pelas camadas superiores. </text:p>
        </text:list-item>
      </text:list>
      <text:list xml:id="list37161413" text:style-name="L8">
        <text:list-item>
          <text:p text:style-name="P140">gdk (GTK Drawing Kit) - Encapsula o Sistema de Janelas (X ou Windows) sob o Gtk. Contém as rotinas para desenho da interface e para reagir a eventos do mouse ou do teclado. </text:p>
        </text:list-item>
      </text:list>
      <text:list xml:id="list37158756" text:style-name="L9">
        <text:list-item>
          <text:p text:style-name="P141">gtk (Gimp Toolkit) - Contém a biblioteca de componentes, que é uma série de controles como caixas de edição, listas, botões, entre outros, organizados em uma estrutura orientada a objetos. </text:p>
        </text:list-item>
      </text:list>
      <text:list xml:id="list37134513" text:style-name="L10">
        <text:list-item>
          <text:p text:style-name="P142">pango - Biblioteca responsável por layout e renderização de texto internacionalizado. Forma o núcleo de manipulação de textos e fontes no Gtk2. Utiliza o padrão Unicode e suporta a maioria dos idiomas. <text:span text:style-name="T5"><text:s/></text:span></text:p>
          <text:p text:style-name="P137"/>
        </text:list-item>
      </text:list>
      <text:p text:style-name="P6"/>
      <text:p text:style-name="P9">3.1.4 PYGTK</text:p>
      <text:p text:style-name="P26"><text:tab/></text:p>
      <text:p text:style-name="P16"><text:span text:style-name="T36"><text:tab/></text:span><text:span text:style-name="T37">Ferramenta utilizada para fazer a integração entre a principal linguagem utilizada no </text:span><text:span text:style-name="T37">MATSIS, o Python, e o GTK, que auxiliou o desenvolvimento com suas bibliotecas. </text:span></text:p>
      <text:p text:style-name="P16"><text:span text:style-name="T36"><text:tab/>“</text:span>PyGTK lhe permite <text:span text:style-name="Strong_20_Emphasis">facilmente criar programas com uma interface gráfica</text:span> usando a linguagem de programação Python. O GTK + biblioteca de base fornece todo o tipo de elementos visuais e utilitários para ele e, se necessário, você pode desenvolver plenamente caracterizado aplicações para o GNOME. </text:p>
      <text:p text:style-name="P16"><text:tab/>Outras características distintivas do PyGTK são, além de sua <text:span text:style-name="Strong_20_Emphasis">facilidade de uso</text:span> e prototipagem rápida, a sua acessibilidade suporte de primeira classe ou a capacidade de lidar com texto multilíngüe ou bidirecional complexos para aplicações localizadas totalmente. ” (PyGTK.org).</text:p>
      <text:p text:style-name="P16"/>
      <text:p text:style-name="P16"><text:tab/>Abaixo estão algumas vantagens que o PyGTK trouxe para nosso software:</text:p>
      <text:list xml:id="list37134209" text:style-name="L11">
        <text:list-item>
          <text:p text:style-name="P144">Desempenho </text:p>
        </text:list-item>
      </text:list>
      <text:list xml:id="list37158753" text:style-name="L12">
        <text:list-item>
          <text:p text:style-name="P145">IDE – Foi utilizado o Glade, que permite gerar uma referência em <text:a xlink:type="simple" xlink:href="http://pt.wikipedia.org/wiki/XML"><text:span text:style-name="T18">XML</text:span></text:a> da interface, que pode ser usada diretamente pela biblioteca. </text:p>
        </text:list-item>
      </text:list>
      <text:list xml:id="list37158282" text:style-name="L13">
        <text:list-item>
          <text:p text:style-name="P146"><text:soft-page-break/>Portabilidade – Com a utilização dessa ferramenta é possível atingir uma das principais características desse software, a Portabilidade, ou seja, capacidade de utilizar o software em qualquer plataforma</text:p>
        </text:list-item>
      </text:list>
      <text:p text:style-name="P81"><text:tab/>Uma desvantagem da utilização da ferramenta PyGTK é o tamanho do código que é gerado, apesar de parecer redundante é necessário, por isso foi utilizada outra ferramenta chamada LibGlade, que e conjunto com o Glade buscou-se diminuir o tamanho do código gerando um código em XML, podemos rodar o programa em qualquer plataforma.</text:p>
      <text:p text:style-name="P16"/>
      <text:h text:style-name="P110" text:outline-level="2">3.1.5 GLADE</text:h>
      <text:p text:style-name="P42"/>
      <text:p text:style-name="P70"><text:tab/>Segundo Wikipedia, “Glade é um criador de Interface gráfica para GTK+ que facilita a criação de programas que se integram ao GNOME. O Glade é independente de linguagem de programação, e normalmente não produz código; produz um arquivo XML no formato GladeXML, que pode ser usado para gerar a interface gráfica em diversas linguagens, através da biblioteca libglade.”</text:p>
      <text:p text:style-name="P70"><text:tab/>Programar em Glade/GTK é muito simples e em qualquer máquina com poucos recursos é possível desenvolver com eles. <text:s/>Os requisitos mínimos são um computador com Linux, bibliotecas GTK e suas dependências o ambiente de desenvolvimento Glade e algum editor de textos, preferencialmente que seja apropriado pra programação que permitem o destaque de comandos.</text:p>
      <text:p text:style-name="P2"><text:tab/></text:p>
      <text:p text:style-name="P15">3.1.6 LIBGLADE</text:p>
      <text:p text:style-name="P15"/>
      <text:p text:style-name="P16"><text:span text:style-name="T14"><text:tab/>“</text:span>Libglade é uma biblioteca que permite carregar uma interface gráfica (GUI) a partir de um arquivo XML e conecta os <text:span text:style-name="Emphasis">signal</text:span> <text:span text:style-name="Emphasis">haldlers</text:span> as funções de <text:span text:style-name="Emphasis">callback</text:span>. A libglade foi desenvolvida por James Henstridge, mesmo autor do PyGtk, o binding de GTK+ para Python. <text:bookmark text:name="line-21"/><text:bookmark text:name="line-22"/></text:p>
      <text:p text:style-name="P81">A libglade foi originalmente desenvolvida em C e já existem <text:span text:style-name="Emphasis">bindings</text:span> para diversas linguagens (Python, C++, Java), contudo o foco deste tutorial é mostrar o uso da libglade com Python e PyGtk. <text:bookmark text:name="line-23"/><text:bookmark text:name="line-24"/></text:p>
      <text:p text:style-name="P81"><text:tab/>Um bom exemplo do poder da libglade é o Glade3 que está sendo completamente reescrito e não trará mais geração de código, a solução adotada foi o uso da libglade <text:soft-page-break/>interpretando o XML gerado. Outros grandes projetos como o Gnumeric e o Evolution já usam a libglade. ” (FREITAS, 2004)</text:p>
      <text:p text:style-name="P15"/>
      <text:p text:style-name="P15">3.1.7 NUMPY</text:p>
      <text:p text:style-name="P15"/>
      <text:p text:style-name="P16"><text:span text:style-name="T13"><text:tab/>“</text:span>Numpy é um pacote básico para computação científica em Python e a sua principal utilidade é uma classe array multi-dimensional que permite cálculos vetoriais, como os usados em álgebra linear.” (HILGENSTIELER, 2010)</text:p>
      <text:p text:style-name="P16"><text:tab/>O Numpy é um “artifício” da Linguagem Python voltado especificamente para trabalho com matrizes, vetores, arranjos, por isso que utilizamos para facilitar a o desenvolvimento da parte Matemática do MATSIS, pois pode-se trabalhar muito facilmente <text:s/>cálculos de fórmulas, matrizes, determinantes e etc.</text:p>
      <text:p text:style-name="P15"/>
      <text:p text:style-name="P15">3.1.8 MATPLOTLIB</text:p>
      <text:p text:style-name="P16"/>
      <text:p text:style-name="P16"><text:tab/>“O módulo matplotlib (MPL) é voltado para a geração de gráficos bi-dimensionais de vários tipos, e se presta para utilização tanto interativa quanto em scripts, aplicações web ou integrada a interfaces gráficas (GUIs) de vários tipos. </text:p>
      <text:p text:style-name="P16"><text:tab/>O MPL procura tornar simples tarefas de plotagem, simples e tarefas complexas, possíveis. Os gráficos gerados podem ser salvos em diversos formatos: jpg, png, ps, eps e svg. Ou seja, o MPL exporta em formatos raster e vetoriais (svg) o que torna sua saída adequada para inserção em diversos tipos de documentos.” (COELHO,2007).</text:p>
      <text:p text:style-name="P16"><text:tab/>A biblioteca Matplotlib foi escolhida para o desenvolvimento do MATSIS, pois mostrou grande facilidade em plotar os gráficos desejados e devido sua flexibilidade, ao combinar com o Python, GTK e demais ferramentas. </text:p>
      <text:h text:style-name="P107" text:outline-level="3"/>
      <text:h text:style-name="P107" text:outline-level="3"/>
      <text:h text:style-name="P107" text:outline-level="3">3.2 IMPLEMENTANDO O PROTÓTIPO</text:h>
      <text:p text:style-name="P50"/>
      <text:p text:style-name="P55">3.3 TELAS DO SISTEMA</text:p>
      <text:h text:style-name="P107" text:outline-level="3"><text:soft-page-break/></text:h>
      <text:h text:style-name="P107" text:outline-level="3"/>
      <text:h text:style-name="P107" text:outline-level="3"/>
      <text:h text:style-name="P107" text:outline-level="3"/>
      <text:h text:style-name="P107" text:outline-level="3"/>
      <text:h text:style-name="P107" text:outline-level="3"/>
      <text:h text:style-name="P107" text:outline-level="3"/>
      <text:h text:style-name="P107" text:outline-level="3"/>
      <text:h text:style-name="P107"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06" text:outline-level="3"/>
      <text:h text:style-name="P117" text:outline-level="1">CONCLUSÃO</text:h>
      <text:p text:style-name="P50"/>
      <text:p text:style-name="P50"><text:tab/>Este projeto teve como objetivo desenvolver um protótipo de um software educativo voltado para área Matemática, Open Source, que visa ajudar no desenvolvimento das aulas e na metodologia dos professores de Matemática do IFF. Como já foi explicado, a Informática vem sendo utilizada como instrumento de auxílio na aprendizagem e também como instrumento motivacional em diversas áreas de conhecimento. Esse protótipo visa atingir as principais deficiências apresentadas por outros sistemas utilizados atualmente na Instituição Federal Fluminense, como a falta de Portabilidade por exemplo. <text:tab/></text:p>
      <text:p text:style-name="P50"><text:tab/>Nesse projeto foram atingidos os seguintes objetivos:</text:p>
      <text:list xml:id="list37147045" text:style-name="L14">
        <text:list-item>
          <text:p text:style-name="P130">Desenvolver um software multi-plataforma</text:p>
        </text:list-item>
        <text:list-item>
          <text:p text:style-name="P130">Desenvolver um software onde o mesmo possa abrir automaticamente sem a necessidade de abrir o programa primeiro</text:p>
        </text:list-item>
        <text:list-item>
          <text:p text:style-name="P130">Item</text:p>
        </text:list-item>
        <text:list-item>
          <text:p text:style-name="P130">Item</text:p>
        </text:list-item>
      </text:list>
      <text:p text:style-name="P50"/>
      <text:p text:style-name="P50"><text:tab/>Além disso tiveram alguns requisitos identificados que não foram implementados, o que era esperado, pois o software desenvolvido é apenas um protótipo, podendo ser evoluído dependendo da necessidade. Os requisitos não implementados são enumerados abaixo:</text:p>
      <text:list xml:id="list37138894" text:style-name="L15">
        <text:list-item>
          <text:p text:style-name="P131">Item</text:p>
        </text:list-item>
        <text:list-item>
          <text:p text:style-name="P131">Item</text:p>
        </text:list-item>
      </text:list>
      <text:p text:style-name="P50"/>
      <text:p text:style-name="P50"/>
      <text:p text:style-name="P50"><text:tab/>O desenvolvimento completo do <text:s/>software será realizado em trabalhos futuros, dando continuidade a este próprio trabalho, ou de projetos que poderão utilizar este trabalho monográfico como ponto de partida. Ressalta-se que a conclusão deste trabalho demandou muitas horas de dedicação e muito empenho. Ao longo da caminhada, muitas dificuldades ocorreram, dentre as quais podemos citar:</text:p>
      <text:list xml:id="list37151596" text:style-name="L16">
        <text:list-item>
          <text:p text:style-name="P132">Demora para encontrar uma biblioteca gráfica para plotação de gráficos 3D</text:p>
        </text:list-item>
        <text:list-item>
          <text:p text:style-name="P132">A mudança de 2 dos 3 participantes do projeto para outra cidade.</text:p>
        </text:list-item>
        <text:list-item>
          <text:p text:style-name="P132">Dificuldade para achar material em quantidade sobre as ferramentas utilizadas no trabalho.</text:p>
        </text:list-item>
        <text:list-item>
          <text:p text:style-name="P132"><text:soft-page-break/>Todas as ferramentas utilizadas no projeto tiveram que ser estudadas, pois nenhuma delas foi lecionada para os alunos.</text:p>
        </text:list-item>
      </text:list>
      <text:p text:style-name="P50"/>
      <text:p text:style-name="P50"><text:tab/>Apesar dessas dificuldades, o objetivo do desenvolvimento do protótipo foi atingido, apesar de precisar de melhorias, esse projeto trouxe várias contribuições para os alunos como:</text:p>
      <text:p text:style-name="P50"/>
      <text:list xml:id="list37151231" text:style-name="L17">
        <text:list-item>
          <text:p text:style-name="P133">O desenvolvimento deste trabalho contribuiu de maneira considerável para a equipe que o realizou, possibilitando colocar em prática as disciplinas do Curso Superior de Tecnologia em Desenvolvimento de Software;</text:p>
        </text:list-item>
        <text:list-item>
          <text:p text:style-name="P133">O trabalho monográfico realizado promoveu o crescimento intelectual da equipe, melhorando a pesquisa, a leitura e a escrita;</text:p>
        </text:list-item>
        <text:list-item>
          <text:p text:style-name="P133">E a contribuição maior é a possibilidade de que outras pessoas tomem como base este trabalho monográfico, possibilitando à comunidade acadêmica a disseminação do saber. </text:p>
        </text:list-item>
      </text:list>
      <text:p text:style-name="P50"/>
      <text:p text:style-name="P50"/>
      <text:p text:style-name="P50"><text:tab/>Por tudo que foi exposto, é possível afirmar que o <text:s/>projeto MATSIS conseguiu alcançar o seu objetivo principal, que além da modelagem e prototipação, levantou a discussão de como melhorar os índices insatisfatórios na educação. Com a proposta de um software educativo capaz de auxiliar no ensino de Matemática do Ensino Médio, há a possibilidade de que o aluno e o professor se mantenham motivados, interagindo dentro da sala de aula e utilizando um recurso tecnológico como diferencial na maneira <text:s/>convencional de lecionar.</text:p>
      <text:p text:style-name="P87"/>
      <text:p text:style-name="P50"/>
      <text:p text:style-name="P50"/>
      <text:p text:style-name="P50"/>
      <text:p text:style-name="P50"/>
      <text:h text:style-name="P118" text:outline-level="1">REFERÊNCIAS</text:h>
      <text:p text:style-name="P49"/>
      <text:h text:style-name="P116" text:outline-level="1"><text:span text:style-name="Strong_20_Emphasis"><text:span text:style-name="T26">BRASIL, Revista T.I.C. Educação, Gestão do Conhecimento e Políticas Públicas <text:s/></text:span></text:span><text:span text:style-name="Strong_20_Emphasis"><text:span text:style-name="T27">. </text:span></text:span><text:span text:style-name="Strong_20_Emphasis"><text:span text:style-name="T26"><text:s/>2010. Disponível em: <text:s/>&lt; </text:span></text:span><text:a xlink:type="simple" xlink:href="http://www.odisseu.com.br/TicMercado/Newsletter/103_03maio2010/"><text:span text:style-name="Strong_20_Emphasis"><text:span text:style-name="T28">http://www.odisseu.com.br/TicMercado/Newsletter/103_03maio2010/</text:span></text:span></text:a></text:h>
      <text:p text:style-name="P38"><text:span text:style-name="Strong_20_Emphasis"><text:span text:style-name="T26">index.html &gt;. Acesso em: 09 jun. 2010. </text:span></text:span></text:p>
      <text:p text:style-name="P18"/>
      <text:p text:style-name="P19">VALENTE, J.A. Informática na Educação no Brasil: análise e contextualização histórica. Coleção Informática para Mudança na Educação. Cap.1. 1999. </text:p>
      <text:p text:style-name="P18"/>
      <text:p text:style-name="P19">MICHAELIS. Dicionário online. Disponível em: &lt;http://michaelis.uol.com.br/&gt;. 2007. Acesso em: 10 jun. 2010.</text:p>
      <text:p text:style-name="P18"/>
      <text:p text:style-name="P19">SOFTWARE LIVRE NO GOVERNO DO BRASIL. Conceito de Software Livre. Disponível em:&lt; http://www.softwarelivre. gov.br/tire-suas-duvidas/o-que-e-software-livre/searchterm=</text:p>
      <text:p text:style-name="P19">software%20livre &gt;. Acesso em: 20 jun. 2010.</text:p>
      <text:p text:style-name="P20"/>
      <text:p text:style-name="P21">GRAVINA, M.A. Educação Matemática e Tecnologia Informática. 2000. Disponível em: &lt;http://turing.mat.ufrgs.br/edumatec/&gt; Acesso em: 25 jun. 2010.</text:p>
      <text:p text:style-name="P20"/>
      <text:p text:style-name="P21">BEZERRA, E. Princípios de Análise e Projeto de Sistemas com UML 2ª Edição. Editora Campus. 2006.</text:p>
      <text:p text:style-name="P20"/>
      <text:p text:style-name="P21">FREITAS, Wilson. LIBGLADE. Disponível em : &lt;http://www.python.org.br/wiki/LibGlade&gt;. Acesso em: 17 out. 2010.</text:p>
      <text:p text:style-name="P12"/>
      <text:p text:style-name="P13"><text:span text:style-name="T29">HILGENSTIELER, Egon. </text:span>Introdução à biblioteca NumPy<text:span text:style-name="T18">. Disponível em: &lt;http://hilgenstieler.com/blog/main/introducao_a_biblioteca_numpy&gt;. Acesso em: 07 jul. 2010. </text:span></text:p>
      <text:p text:style-name="P20"/>
      <text:p text:style-name="P21">COELHO, Flávio Codeço. Computação Científica com Python. Disponível em: &lt;http://www.complex.if.uff.br/_media/python_flavio.pdf&gt;. Acesso em: 16 out. 2010.</text:p>
      <text:p text:style-name="P21"/>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text:span text:style-name="Strong_20_Emphasis"><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Verdana" svg:font-family="Verdana, Arial, Helvetica, sans-serif"/>
    <style:font-face style:name="TimesNewRoman" svg:font-family="TimesNew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Text_20_body" style:display-name="Text body" style:family="paragraph" style:parent-style-name="Standard"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Contents_20__28_user_29_" style:display-name="Table Contents (user)" style:family="paragraph" style:parent-style-name="Standard">
      <style:paragraph-properties text:number-lines="false" text:line-number="0"/>
    </style:style>
    <style:style style:name="Numerada" style:family="paragraph" style:parent-style-name="Standard" style:list-style-name="WW8Num3">
      <style:paragraph-properties fo:margin-left="-1.752cm" fo:margin-right="0cm" fo:text-indent="0cm" style:auto-text-indent="false"/>
    </style:style>
    <style:style style:name="Recuo_20_de_20_corpo_20_de_20_texto_20_2" style:display-name="Recuo de corpo de texto 2" style:family="paragraph" style:parent-style-name="Standard">
      <style:paragraph-properties fo:margin-left="4.995cm" fo:margin-right="0cm" fo:text-align="justify" style:justify-single-word="false" fo:text-indent="0cm" style:auto-text-indent="false"/>
      <style:text-properties fo:color="#000000" fo:font-size="11pt" style:font-size-asian="1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03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3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53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4.037cm" style:type="right" style:leader-style="dotted" style:leader-tex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_20_justificado" style:display-name="Corpo do texto justificado" style:family="paragraph" style:parent-style-name="Standard"/>
    <style:style style:name="First_20_line_20_indent" style:display-name="First line indent" style:family="paragraph" style:parent-style-name="Standard" style:class="text">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0cm" fo:margin-bottom="0cm" fo:line-height="96%"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a11d26"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left="2.064cm" fo:margin-right="0cm" style:line-height-at-least="1.672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8pt" style:font-size-asian="18pt" style:font-size-complex="18pt"/>
    </style:style>
    <style:style style:name="Padrão_7e_LT_7e_Gliederung_20_3" style:display-name="Padrão~LT~Gliederung 3" style:family="paragraph" style:parent-style-name="Padrão_7e_LT_7e_Gliederung_20_2">
      <style:paragraph-properties fo:margin-left="3.175cm" fo:margin-right="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color="#cc5106" fo:font-size="16pt" style:font-size-asian="16pt" style:font-size-complex="16pt"/>
    </style:style>
    <style:style style:name="Padrão_7e_LT_7e_Gliederung_20_4" style:display-name="Padrão~LT~Gliederung 4" style:family="paragraph" style:parent-style-name="Padrão_7e_LT_7e_Gliederung_20_3">
      <style:paragraph-properties fo:margin-left="4.445cm" fo:margin-right="0cm" fo:margin-top="0.115cm" fo:margin-bottom="0cm" fo:line-height="100%"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color="#1e6e04" fo:font-size="13pt" style:font-size-asian="13pt" style:font-size-complex="13pt"/>
    </style:style>
    <style:style style:name="Padrão_7e_LT_7e_Gliederung_20_5" style:display-name="Padrão~LT~Gliederung 5" style:family="paragraph" style:parent-style-name="Padrão_7e_LT_7e_Gliederung_20_4">
      <style:paragraph-properties fo:margin-left="5.715cm" fo:margin-right="0cm" fo:margin-top="0.176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color="#000000" fo:font-size="20pt" style:font-size-asian="20pt" style:font-size-complex="20pt"/>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2.4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0pt" fo:font-style="normal" fo:text-shadow="none" style:text-underline-style="none" fo:font-weight="normal" style:font-name-asian="DejaVu Sans" style:font-size-asian="30pt" style:font-style-asian="normal" style:font-weight-asian="normal" style:font-name-complex="DejaVu Sans" style:font-size-complex="30pt" style:font-style-complex="normal" style:font-weight-complex="normal" style:text-emphasize="none"/>
    </style:style>
    <style:style style:name="Padrão_7e_LT_7e_Untertitel" style:display-name="Padrão~LT~Untertitel" style:family="paragraph">
      <style:paragraph-properties fo:margin-left="0.953cm" fo:margin-right="0cm" fo:margin-top="0cm" fo:margin-bottom="0cm" fo:line-height="96%"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d199" style:text-outline="false" style:text-line-through-style="none" style:font-name="DejaVu Sans" fo:font-size="40pt" fo:font-style="normal" fo:text-shadow="1pt 1pt" style:text-underline-style="none" fo:font-weight="normal" style:font-name-asian="DejaVu Sans" style:font-size-asian="40pt" style:font-style-asian="normal" style:font-weight-asian="normal" style:font-name-complex="DejaVu Sans" style:font-size-complex="40pt" style:font-style-complex="normal" style:font-weight-complex="normal" style:text-emphasize="none"/>
    </style:style>
    <style:style style:name="Padrão_7e_LT_7e_Notizen" style:display-name="Padrã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adrão_7e_LT_7e_Hintergrundobjekte" style:display-name="Padrã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2.4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0pt" fo:font-style="normal" fo:text-shadow="none" style:text-underline-style="none" fo:font-weight="normal" style:letter-kerning="true" style:font-name-asian="DejaVu Sans" style:font-size-asian="30pt" style:font-style-asian="normal" style:font-weight-asian="normal" style:font-name-complex="DejaVu Sans" style:font-size-complex="30pt" style:font-style-complex="normal" style:font-weight-complex="normal" style:text-emphasize="none"/>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Estrutura_20_de_20_tópicos_20_1" style:display-name="Estrutura de tópicos 1" style:family="paragraph">
      <style:paragraph-properties fo:margin-left="0.953cm" fo:margin-right="0cm" fo:margin-top="0cm" fo:margin-bottom="0cm" fo:line-height="96%"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a11d26"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left="2.064cm" fo:margin-right="0cm" style:line-height-at-least="1.672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8pt" style:font-size-asian="18pt" style:font-size-complex="18pt"/>
    </style:style>
    <style:style style:name="Estrutura_20_de_20_tópicos_20_3" style:display-name="Estrutura de tópicos 3" style:family="paragraph" style:parent-style-name="Estrutura_20_de_20_tópicos_20_2">
      <style:paragraph-properties fo:margin-left="3.175cm" fo:margin-right="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color="#cc5106" fo:font-size="16pt" style:font-size-asian="16pt" style:font-size-complex="16pt"/>
    </style:style>
    <style:style style:name="Estrutura_20_de_20_tópicos_20_4" style:display-name="Estrutura de tópicos 4" style:family="paragraph" style:parent-style-name="Estrutura_20_de_20_tópicos_20_3">
      <style:paragraph-properties fo:margin-left="4.445cm" fo:margin-right="0cm" fo:margin-top="0.115cm" fo:margin-bottom="0cm" fo:line-height="100%"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color="#1e6e04" fo:font-size="13pt" style:font-size-asian="13pt" style:font-size-complex="13pt"/>
    </style:style>
    <style:style style:name="Estrutura_20_de_20_tópicos_20_5" style:display-name="Estrutura de tópicos 5" style:family="paragraph" style:parent-style-name="Estrutura_20_de_20_tópicos_20_4">
      <style:paragraph-properties fo:margin-left="5.715cm" fo:margin-right="0cm" fo:margin-top="0.176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color="#000000" fo:font-size="20pt" style:font-size-asian="20pt" style:font-size-complex="20pt"/>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Título1_7e_LT_7e_Gliederung_20_1" style:display-name="Título1~LT~Gliederung 1" style:family="paragraph">
      <style:paragraph-properties fo:margin-left="0.953cm" fo:margin-right="0cm" fo:margin-top="0cm" fo:margin-bottom="0cm" fo:line-height="96%"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a11d26"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ítulo1_7e_LT_7e_Gliederung_20_2" style:display-name="Título1~LT~Gliederung 2" style:family="paragraph" style:parent-style-name="Título1_7e_LT_7e_Gliederung_20_1">
      <style:paragraph-properties fo:margin-left="2.064cm" fo:margin-right="0cm" style:line-height-at-least="1.672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8pt" style:font-size-asian="18pt" style:font-size-complex="18pt"/>
    </style:style>
    <style:style style:name="Título1_7e_LT_7e_Gliederung_20_3" style:display-name="Título1~LT~Gliederung 3" style:family="paragraph" style:parent-style-name="Título1_7e_LT_7e_Gliederung_20_2">
      <style:paragraph-properties fo:margin-left="3.175cm" fo:margin-right="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color="#cc5106" fo:font-size="16pt" style:font-size-asian="16pt" style:font-size-complex="16pt"/>
    </style:style>
    <style:style style:name="Título1_7e_LT_7e_Gliederung_20_4" style:display-name="Título1~LT~Gliederung 4" style:family="paragraph" style:parent-style-name="Título1_7e_LT_7e_Gliederung_20_3">
      <style:paragraph-properties fo:margin-left="4.445cm" fo:margin-right="0cm" fo:margin-top="0.115cm" fo:margin-bottom="0cm" fo:line-height="100%"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color="#1e6e04" fo:font-size="13pt" style:font-size-asian="13pt" style:font-size-complex="13pt"/>
    </style:style>
    <style:style style:name="Título1_7e_LT_7e_Gliederung_20_5" style:display-name="Título1~LT~Gliederung 5" style:family="paragraph" style:parent-style-name="Título1_7e_LT_7e_Gliederung_20_4">
      <style:paragraph-properties fo:margin-left="5.715cm" fo:margin-right="0cm" fo:margin-top="0.176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color="#000000" fo:font-size="20pt" style:font-size-asian="20pt" style:font-size-complex="20pt"/>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line-height-at-least="2.4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0pt" fo:font-style="normal" fo:text-shadow="none" style:text-underline-style="none" fo:font-weight="normal" style:letter-kerning="true" style:font-name-asian="DejaVu Sans" style:font-size-asian="30pt" style:font-style-asian="normal" style:font-weight-asian="normal" style:font-name-complex="DejaVu Sans" style:font-size-complex="30pt" style:font-style-complex="normal" style:font-weight-complex="normal" style:text-emphasize="none"/>
    </style:style>
    <style:style style:name="Título1_7e_LT_7e_Untertitel" style:display-name="Título1~LT~Untertitel" style:family="paragraph">
      <style:paragraph-properties fo:margin-left="0.953cm" fo:margin-right="0cm" fo:margin-top="0cm" fo:margin-bottom="0cm" fo:line-height="96%"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d199" style:text-outline="false" style:text-line-through-style="none" style:font-name="DejaVu Sans" fo:font-size="40pt" fo:font-style="normal" fo:text-shadow="1pt 1pt" style:text-underline-style="none" fo:font-weight="normal" style:letter-kerning="true" style:font-name-asian="DejaVu Sans" style:font-size-asian="40pt" style:font-style-asian="normal" style:font-weight-asian="normal" style:font-name-complex="DejaVu Sans" style:font-size-complex="40pt" style:font-style-complex="normal" style:font-weight-complex="normal" style:text-emphasize="none"/>
    </style:style>
    <style:style style:name="Título1_7e_LT_7e_Notizen" style:display-name="Título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Figura" style:family="paragraph" style:parent-style-name="Caption"/>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997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Text_20_body_20_indent" style:display-name="Text body indent" style:family="paragraph" style:parent-style-name="Standard" style:class="text">
      <style:paragraph-properties fo:margin-left="4.057cm" fo:margin-right="0cm" fo:text-indent="0cm" style:auto-text-indent="false"/>
      <style:text-properties style:font-name="Arial" fo:font-size="10pt" style:font-size-asian="10pt" style:font-name-complex="Arial"/>
    </style:style>
    <style:style style:name="subtitulo_20_1" style:display-name="subtitulo 1" style:family="paragraph" style:parent-style-name="Contents_20_2" style:class="text">
      <style:paragraph-properties fo:margin-left="0cm" fo:margin-right="0cm" fo:line-height="150%" fo:text-align="justify" style:justify-single-word="false" fo:text-indent="0cm" style:auto-text-indent="false">
        <style:tab-stops>
          <style:tab-stop style:position="15.501cm" style:type="right" style:leader-style="dotted" style:leader-text="."/>
        </style:tab-stops>
      </style:paragraph-properties>
      <style:text-properties fo:color="#000000"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1"/>
      </text:list-level-style-bullet>
      <text:list-level-style-bullet text:level="3" text:style-name="WW8Num3z1" style:num-suffix="." text:bullet-char="▪">
        <style:list-level-properties/>
        <style:text-properties style:font-name="OpenSymbol1"/>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1"/>
      </text:list-level-style-bullet>
      <text:list-level-style-bullet text:level="6" text:style-name="WW8Num3z1" style:num-suffix="." text:bullet-char="▪">
        <style:list-level-properties/>
        <style:text-properties style:font-name="OpenSymbol1"/>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1"/>
      </text:list-level-style-bullet>
      <text:list-level-style-bullet text:level="9" text:style-name="WW8Num3z1" style:num-suffix="." text:bullet-char="▪">
        <style:list-level-properties/>
        <style:text-properties style:font-name="OpenSymbol1"/>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1.997cm" fo:margin-left="3cm" fo:margin-right="2.004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master-page style:name="Index" style:page-layout-name="Mpm4"/>
    <style:master-page style:name="Landscape" style:page-layout-name="Mpm5"/>
    <style:master-page style:name="Footnote" style:page-layout-name="Mpm6"/>
    <style:master-page style:name="Right_20_Page" style:display-name="Right Page" style:page-layout-name="Mpm7"/>
    <style:master-page style:name="Left_20_Page" style:display-name="Left Page" style:page-layout-name="Mpm8"/>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Machado P.</meta:initial-creator>
    <meta:creation-date>2010-03-23T22:56:30</meta:creation-date>
    <dc:date>2010-11-19T18:38:46.39</dc:date>
    <meta:editing-cycles>600</meta:editing-cycles>
    <meta:editing-duration>PT141H14M06S</meta:editing-duration>
    <dc:creator>Magno Oliveira</dc:creator>
    <meta:document-statistic meta:table-count="1" meta:image-count="0" meta:object-count="0" meta:page-count="29" meta:paragraph-count="266" meta:word-count="4810" meta:character-count="32360"/>
    <meta:user-defined meta:name="Info 1"/>
    <meta:user-defined meta:name="Info 2"/>
    <meta:user-defined meta:name="Info 3"/>
    <meta:user-defined meta:name="Info 4"/>
  </office:meta>
</office:document-meta>
</file>